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5-09-24 16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896" calcext:value-type="float">
            <text:p>22.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7144" calcext:value-type="float">
            <text:p>22.10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752" calcext:value-type="float">
            <text:p>22.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9712" calcext:value-type="float">
            <text:p>22.07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8" calcext:value-type="float">
            <text:p>22.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1048" calcext:value-type="float">
            <text:p>22.10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7144" calcext:value-type="float">
            <text:p>22.10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324" calcext:value-type="float">
            <text:p>22.11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6288" calcext:value-type="float">
            <text:p>22.11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7144" calcext:value-type="float">
            <text:p>22.10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88856" calcext:value-type="float">
            <text:p>22.08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9712" calcext:value-type="float">
            <text:p>22.07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88856" calcext:value-type="float">
            <text:p>22.08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0192" calcext:value-type="float">
            <text:p>22.11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4096" calcext:value-type="float">
            <text:p>22.10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3616" calcext:value-type="float">
            <text:p>22.07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9712" calcext:value-type="float">
            <text:p>22.07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0192" calcext:value-type="float">
            <text:p>22.11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1904" calcext:value-type="float">
            <text:p>22.09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55328" calcext:value-type="float">
            <text:p>22.05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27896" calcext:value-type="float">
            <text:p>22.02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1424" calcext:value-type="float">
            <text:p>22.06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3616" calcext:value-type="float">
            <text:p>22.07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4096" calcext:value-type="float">
            <text:p>22.10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0192" calcext:value-type="float">
            <text:p>22.11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4952" calcext:value-type="float">
            <text:p>22.09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8276" calcext:value-type="float">
            <text:p>22.0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8276" calcext:value-type="float">
            <text:p>22.0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6664" calcext:value-type="float">
            <text:p>22.07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1904" calcext:value-type="float">
            <text:p>22.09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8276" calcext:value-type="float">
            <text:p>22.0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752" calcext:value-type="float">
            <text:p>22.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58376" calcext:value-type="float">
            <text:p>22.05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9232" calcext:value-type="float">
            <text:p>22.04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58376" calcext:value-type="float">
            <text:p>22.05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752" calcext:value-type="float">
            <text:p>22.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5228" calcext:value-type="float">
            <text:p>22.05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704" calcext:value-type="float">
            <text:p>22.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6184" calcext:value-type="float">
            <text:p>22.04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9232" calcext:value-type="float">
            <text:p>22.04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58376" calcext:value-type="float">
            <text:p>22.05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9232" calcext:value-type="float">
            <text:p>22.04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58376" calcext:value-type="float">
            <text:p>22.05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3136" calcext:value-type="float">
            <text:p>22.04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6184" calcext:value-type="float">
            <text:p>22.04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0088" calcext:value-type="float">
            <text:p>22.04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27896" calcext:value-type="float">
            <text:p>22.02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24848" calcext:value-type="float">
            <text:p>22.02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55328" calcext:value-type="float">
            <text:p>22.05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752" calcext:value-type="float">
            <text:p>22.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9712" calcext:value-type="float">
            <text:p>22.07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0568" calcext:value-type="float">
            <text:p>22.07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0568" calcext:value-type="float">
            <text:p>22.07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1904" calcext:value-type="float">
            <text:p>22.09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0192" calcext:value-type="float">
            <text:p>22.11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8" calcext:value-type="float">
            <text:p>22.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6664" calcext:value-type="float">
            <text:p>22.07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752" calcext:value-type="float">
            <text:p>22.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1424" calcext:value-type="float">
            <text:p>22.06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9232" calcext:value-type="float">
            <text:p>22.04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704" calcext:value-type="float">
            <text:p>22.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5228" calcext:value-type="float">
            <text:p>22.05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9232" calcext:value-type="float">
            <text:p>22.04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0944" calcext:value-type="float">
            <text:p>22.03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3136" calcext:value-type="float">
            <text:p>22.04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55328" calcext:value-type="float">
            <text:p>22.05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1424" calcext:value-type="float">
            <text:p>22.06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6184" calcext:value-type="float">
            <text:p>22.04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58376" calcext:value-type="float">
            <text:p>22.05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3616" calcext:value-type="float">
            <text:p>22.07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6184" calcext:value-type="float">
            <text:p>22.04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9232" calcext:value-type="float">
            <text:p>22.04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1424" calcext:value-type="float">
            <text:p>22.06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55328" calcext:value-type="float">
            <text:p>22.05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6184" calcext:value-type="float">
            <text:p>22.04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704" calcext:value-type="float">
            <text:p>22.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0088" calcext:value-type="float">
            <text:p>22.04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1424" calcext:value-type="float">
            <text:p>22.06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1424" calcext:value-type="float">
            <text:p>22.06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58376" calcext:value-type="float">
            <text:p>22.05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5228" calcext:value-type="float">
            <text:p>22.05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3992" calcext:value-type="float">
            <text:p>22.03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6184" calcext:value-type="float">
            <text:p>22.04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9232" calcext:value-type="float">
            <text:p>22.04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5228" calcext:value-type="float">
            <text:p>22.05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58376" calcext:value-type="float">
            <text:p>22.05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9232" calcext:value-type="float">
            <text:p>22.04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6184" calcext:value-type="float">
            <text:p>22.04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0568" calcext:value-type="float">
            <text:p>22.07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5-06-27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4952" calcext:value-type="float">
            <text:p>22.09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7144" calcext:value-type="float">
            <text:p>22.10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0672" calcext:value-type="float">
            <text:p>22.14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0296" calcext:value-type="float">
            <text:p>22.18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6768" calcext:value-type="float">
            <text:p>22.14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1048" calcext:value-type="float">
            <text:p>22.10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3616" calcext:value-type="float">
            <text:p>22.07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5-06-20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0192" calcext:value-type="float">
            <text:p>22.11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4952" calcext:value-type="float">
            <text:p>22.09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9336" calcext:value-type="float">
            <text:p>22.11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6288" calcext:value-type="float">
            <text:p>22.11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324" calcext:value-type="float">
            <text:p>22.11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6288" calcext:value-type="float">
            <text:p>22.11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2864" calcext:value-type="float">
            <text:p>22.15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9816" calcext:value-type="float">
            <text:p>22.14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2864" calcext:value-type="float">
            <text:p>22.15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0296" calcext:value-type="float">
            <text:p>22.18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7248" calcext:value-type="float">
            <text:p>22.17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372" calcext:value-type="float">
            <text:p>22.14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5432" calcext:value-type="float">
            <text:p>22.12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324" calcext:value-type="float">
            <text:p>22.11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34576" calcext:value-type="float">
            <text:p>22.13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62008" calcext:value-type="float">
            <text:p>22.16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68104" calcext:value-type="float">
            <text:p>22.16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896" calcext:value-type="float">
            <text:p>22.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848" calcext:value-type="float">
            <text:p>22.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324" calcext:value-type="float">
            <text:p>22.11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848" calcext:value-type="float">
            <text:p>22.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2384" calcext:value-type="float">
            <text:p>22.12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848" calcext:value-type="float">
            <text:p>22.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2864" calcext:value-type="float">
            <text:p>22.15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68104" calcext:value-type="float">
            <text:p>22.16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7248" calcext:value-type="float">
            <text:p>22.17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3344" calcext:value-type="float">
            <text:p>22.18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6392" calcext:value-type="float">
            <text:p>22.18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42" calcext:value-type="float">
            <text:p>22.1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896" calcext:value-type="float">
            <text:p>22.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9816" calcext:value-type="float">
            <text:p>22.14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9336" calcext:value-type="float">
            <text:p>22.11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8" calcext:value-type="float">
            <text:p>22.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2864" calcext:value-type="float">
            <text:p>22.15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68104" calcext:value-type="float">
            <text:p>22.16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5432" calcext:value-type="float">
            <text:p>22.12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6184" calcext:value-type="float">
            <text:p>22.04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5228" calcext:value-type="float">
            <text:p>22.05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1904" calcext:value-type="float">
            <text:p>22.09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4952" calcext:value-type="float">
            <text:p>22.09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324" calcext:value-type="float">
            <text:p>22.11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34576" calcext:value-type="float">
            <text:p>22.13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62008" calcext:value-type="float">
            <text:p>22.16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372" calcext:value-type="float">
            <text:p>22.14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2864" calcext:value-type="float">
            <text:p>22.15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0672" calcext:value-type="float">
            <text:p>22.14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6288" calcext:value-type="float">
            <text:p>22.11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324" calcext:value-type="float">
            <text:p>22.11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0192" calcext:value-type="float">
            <text:p>22.11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6288" calcext:value-type="float">
            <text:p>22.11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8" calcext:value-type="float">
            <text:p>22.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3616" calcext:value-type="float">
            <text:p>22.07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1048" calcext:value-type="float">
            <text:p>22.10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0192" calcext:value-type="float">
            <text:p>22.11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6184" calcext:value-type="float">
            <text:p>22.04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6288" calcext:value-type="float">
            <text:p>22.11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2864" calcext:value-type="float">
            <text:p>22.15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0672" calcext:value-type="float">
            <text:p>22.14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372" calcext:value-type="float">
            <text:p>22.14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848" calcext:value-type="float">
            <text:p>22.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8" calcext:value-type="float">
            <text:p>22.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1904" calcext:value-type="float">
            <text:p>22.09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34576" calcext:value-type="float">
            <text:p>22.13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372" calcext:value-type="float">
            <text:p>22.14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85808" calcext:value-type="float">
            <text:p>22.08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5228" calcext:value-type="float">
            <text:p>22.05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0192" calcext:value-type="float">
            <text:p>22.11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848" calcext:value-type="float">
            <text:p>22.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1904" calcext:value-type="float">
            <text:p>22.09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55328" calcext:value-type="float">
            <text:p>22.05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1904" calcext:value-type="float">
            <text:p>22.09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6768" calcext:value-type="float">
            <text:p>22.14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2384" calcext:value-type="float">
            <text:p>22.12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88856" calcext:value-type="float">
            <text:p>22.08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6288" calcext:value-type="float">
            <text:p>22.11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31528" calcext:value-type="float">
            <text:p>22.13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0192" calcext:value-type="float">
            <text:p>22.11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9816" calcext:value-type="float">
            <text:p>22.14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9816" calcext:value-type="float">
            <text:p>22.14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0192" calcext:value-type="float">
            <text:p>22.11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218" calcext:value-type="float">
            <text:p>22.02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7144" calcext:value-type="float">
            <text:p>22.10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31528" calcext:value-type="float">
            <text:p>22.13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4952" calcext:value-type="float">
            <text:p>22.09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6288" calcext:value-type="float">
            <text:p>22.11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9712" calcext:value-type="float">
            <text:p>22.07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37624" calcext:value-type="float">
            <text:p>22.13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5-03-26 16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1152" calcext:value-type="float">
            <text:p>22.17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2864" calcext:value-type="float">
            <text:p>22.15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2384" calcext:value-type="float">
            <text:p>22.12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9712" calcext:value-type="float">
            <text:p>22.07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848" calcext:value-type="float">
            <text:p>22.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8276" calcext:value-type="float">
            <text:p>22.0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848" calcext:value-type="float">
            <text:p>22.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2384" calcext:value-type="float">
            <text:p>22.12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7144" calcext:value-type="float">
            <text:p>22.10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4952" calcext:value-type="float">
            <text:p>22.09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5432" calcext:value-type="float">
            <text:p>22.12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24848" calcext:value-type="float">
            <text:p>22.02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5704" calcext:value-type="float">
            <text:p>22.01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4952" calcext:value-type="float">
            <text:p>22.09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4096" calcext:value-type="float">
            <text:p>22.10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9336" calcext:value-type="float">
            <text:p>22.11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0568" calcext:value-type="float">
            <text:p>22.07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5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7144" calcext:value-type="float">
            <text:p>22.10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5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2384" calcext:value-type="float">
            <text:p>22.12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5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9336" calcext:value-type="float">
            <text:p>22.11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5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6288" calcext:value-type="float">
            <text:p>22.11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5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8276" calcext:value-type="float">
            <text:p>22.0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5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3616" calcext:value-type="float">
            <text:p>22.07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5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4952" calcext:value-type="float">
            <text:p>22.09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5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2864" calcext:value-type="float">
            <text:p>22.15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5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7248" calcext:value-type="float">
            <text:p>22.17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5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85808" calcext:value-type="float">
            <text:p>22.08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5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2384" calcext:value-type="float">
            <text:p>22.12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5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324" calcext:value-type="float">
            <text:p>22.11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5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7144" calcext:value-type="float">
            <text:p>22.10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5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6664" calcext:value-type="float">
            <text:p>22.07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5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8" calcext:value-type="float">
            <text:p>22.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5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31528" calcext:value-type="float">
            <text:p>22.13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5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7248" calcext:value-type="float">
            <text:p>22.17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5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3824" calcext:value-type="float">
            <text:p>22.21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5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22968" calcext:value-type="float">
            <text:p>22.22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5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3516" calcext:value-type="float">
            <text:p>22.23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5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8584" calcext:value-type="float">
            <text:p>22.19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5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65056" calcext:value-type="float">
            <text:p>22.16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5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9816" calcext:value-type="float">
            <text:p>22.14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5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5912" calcext:value-type="float">
            <text:p>22.15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5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1152" calcext:value-type="float">
            <text:p>22.17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5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9816" calcext:value-type="float">
            <text:p>22.14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5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6392" calcext:value-type="float">
            <text:p>22.18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5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7728" calcext:value-type="float">
            <text:p>22.20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5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944" calcext:value-type="float">
            <text:p>22.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5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5912" calcext:value-type="float">
            <text:p>22.15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5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68104" calcext:value-type="float">
            <text:p>22.16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5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5432" calcext:value-type="float">
            <text:p>22.12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5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2864" calcext:value-type="float">
            <text:p>22.15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5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29064" calcext:value-type="float">
            <text:p>22.22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5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62008" calcext:value-type="float">
            <text:p>22.16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5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2384" calcext:value-type="float">
            <text:p>22.12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5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372" calcext:value-type="float">
            <text:p>22.14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5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6768" calcext:value-type="float">
            <text:p>22.14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5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4096" calcext:value-type="float">
            <text:p>22.10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5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5432" calcext:value-type="float">
            <text:p>22.12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5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9712" calcext:value-type="float">
            <text:p>22.07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5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4096" calcext:value-type="float">
            <text:p>22.10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5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1152" calcext:value-type="float">
            <text:p>22.17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5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6768" calcext:value-type="float">
            <text:p>22.14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5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5432" calcext:value-type="float">
            <text:p>22.12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5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944" calcext:value-type="float">
            <text:p>22.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5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5432" calcext:value-type="float">
            <text:p>22.12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5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1152" calcext:value-type="float">
            <text:p>22.17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5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3824" calcext:value-type="float">
            <text:p>22.21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5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8584" calcext:value-type="float">
            <text:p>22.19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5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0296" calcext:value-type="float">
            <text:p>22.18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5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6664" calcext:value-type="float">
            <text:p>22.07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5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2384" calcext:value-type="float">
            <text:p>22.12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5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2864" calcext:value-type="float">
            <text:p>22.15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5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7728" calcext:value-type="float">
            <text:p>22.20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5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68104" calcext:value-type="float">
            <text:p>22.16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5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324" calcext:value-type="float">
            <text:p>22.11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5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1904" calcext:value-type="float">
            <text:p>22.09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5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5432" calcext:value-type="float">
            <text:p>22.12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5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372" calcext:value-type="float">
            <text:p>22.14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5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0296" calcext:value-type="float">
            <text:p>22.18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5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22968" calcext:value-type="float">
            <text:p>22.22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5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0776" calcext:value-type="float">
            <text:p>22.21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5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7728" calcext:value-type="float">
            <text:p>22.20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5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992" calcext:value-type="float">
            <text:p>22.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5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992" calcext:value-type="float">
            <text:p>22.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5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8584" calcext:value-type="float">
            <text:p>22.19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5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3344" calcext:value-type="float">
            <text:p>22.18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896" calcext:value-type="float">
            <text:p>22.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31528" calcext:value-type="float">
            <text:p>22.13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37624" calcext:value-type="float">
            <text:p>22.13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37624" calcext:value-type="float">
            <text:p>22.13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31528" calcext:value-type="float">
            <text:p>22.13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42" calcext:value-type="float">
            <text:p>22.1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1632" calcext:value-type="float">
            <text:p>22.20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26016" calcext:value-type="float">
            <text:p>22.22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2488" calcext:value-type="float">
            <text:p>22.19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0296" calcext:value-type="float">
            <text:p>22.18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41256" calcext:value-type="float">
            <text:p>22.24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9544" calcext:value-type="float">
            <text:p>22.25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468" calcext:value-type="float">
            <text:p>22.20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3448" calcext:value-type="float">
            <text:p>22.25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3516" calcext:value-type="float">
            <text:p>22.23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0296" calcext:value-type="float">
            <text:p>22.18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8584" calcext:value-type="float">
            <text:p>22.19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47352" calcext:value-type="float">
            <text:p>22.24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0024" calcext:value-type="float">
            <text:p>22.29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77832" calcext:value-type="float">
            <text:p>22.27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32112" calcext:value-type="float">
            <text:p>22.23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22968" calcext:value-type="float">
            <text:p>22.22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3344" calcext:value-type="float">
            <text:p>22.18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62008" calcext:value-type="float">
            <text:p>22.16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0296" calcext:value-type="float">
            <text:p>22.18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44304" calcext:value-type="float">
            <text:p>22.24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612" calcext:value-type="float">
            <text:p>22.29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0776" calcext:value-type="float">
            <text:p>22.21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12-03 18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9544" calcext:value-type="float">
            <text:p>22.25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136" calcext:value-type="float">
            <text:p>22.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0024" calcext:value-type="float">
            <text:p>22.29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088" calcext:value-type="float">
            <text:p>22.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3928" calcext:value-type="float">
            <text:p>22.28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71736" calcext:value-type="float">
            <text:p>22.27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9544" calcext:value-type="float">
            <text:p>22.25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74784" calcext:value-type="float">
            <text:p>22.27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77832" calcext:value-type="float">
            <text:p>22.27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44304" calcext:value-type="float">
            <text:p>22.24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8688" calcext:value-type="float">
            <text:p>22.26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612" calcext:value-type="float">
            <text:p>22.29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6976" calcext:value-type="float">
            <text:p>22.28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38208" calcext:value-type="float">
            <text:p>22.23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6392" calcext:value-type="float">
            <text:p>22.18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44304" calcext:value-type="float">
            <text:p>22.24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74784" calcext:value-type="float">
            <text:p>22.27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8688" calcext:value-type="float">
            <text:p>22.26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4408" calcext:value-type="float">
            <text:p>22.31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05264" calcext:value-type="float">
            <text:p>22.30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9168" calcext:value-type="float">
            <text:p>22.29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4888" calcext:value-type="float">
            <text:p>22.34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38792" calcext:value-type="float">
            <text:p>22.33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0024" calcext:value-type="float">
            <text:p>22.29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32696" calcext:value-type="float">
            <text:p>22.33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9272" calcext:value-type="float">
            <text:p>22.36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232" calcext:value-type="float">
            <text:p>22.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0128" calcext:value-type="float">
            <text:p>22.36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05264" calcext:value-type="float">
            <text:p>22.30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08312" calcext:value-type="float">
            <text:p>22.30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4512" calcext:value-type="float">
            <text:p>22.38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6704" calcext:value-type="float">
            <text:p>22.39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708" calcext:value-type="float">
            <text:p>22.35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6224" calcext:value-type="float">
            <text:p>22.36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66" calcext:value-type="float">
            <text:p>22.32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184" calcext:value-type="float">
            <text:p>22.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9752" calcext:value-type="float">
            <text:p>22.39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1568" calcext:value-type="float">
            <text:p>22.45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7184" calcext:value-type="float">
            <text:p>22.42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756" calcext:value-type="float">
            <text:p>22.38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804" calcext:value-type="float">
            <text:p>22.41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232" calcext:value-type="float">
            <text:p>22.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4512" calcext:value-type="float">
            <text:p>22.38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28" calcext:value-type="float">
            <text:p>22.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4136" calcext:value-type="float">
            <text:p>22.42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28" calcext:value-type="float">
            <text:p>22.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9272" calcext:value-type="float">
            <text:p>22.36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4992" calcext:value-type="float">
            <text:p>22.41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2424" calcext:value-type="float">
            <text:p>22.44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1944" calcext:value-type="float">
            <text:p>22.41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5368" calcext:value-type="float">
            <text:p>22.37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6224" calcext:value-type="float">
            <text:p>22.36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6224" calcext:value-type="float">
            <text:p>22.36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708" calcext:value-type="float">
            <text:p>22.35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7936" calcext:value-type="float">
            <text:p>22.34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38792" calcext:value-type="float">
            <text:p>22.33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7936" calcext:value-type="float">
            <text:p>22.34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32696" calcext:value-type="float">
            <text:p>22.33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0024" calcext:value-type="float">
            <text:p>22.29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7936" calcext:value-type="float">
            <text:p>22.34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0504" calcext:value-type="float">
            <text:p>22.32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2592" calcext:value-type="float">
            <text:p>22.26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7456" calcext:value-type="float">
            <text:p>22.31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71736" calcext:value-type="float">
            <text:p>22.27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0024" calcext:value-type="float">
            <text:p>22.29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77832" calcext:value-type="float">
            <text:p>22.27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564" calcext:value-type="float">
            <text:p>22.26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9544" calcext:value-type="float">
            <text:p>22.25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04" calcext:value-type="float">
            <text:p>22.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22968" calcext:value-type="float">
            <text:p>22.22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38208" calcext:value-type="float">
            <text:p>22.23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04" calcext:value-type="float">
            <text:p>22.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7728" calcext:value-type="float">
            <text:p>22.20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8584" calcext:value-type="float">
            <text:p>22.19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09-19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3344" calcext:value-type="float">
            <text:p>22.18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7248" calcext:value-type="float">
            <text:p>22.17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944" calcext:value-type="float">
            <text:p>22.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5536" calcext:value-type="float">
            <text:p>22.19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7728" calcext:value-type="float">
            <text:p>22.20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1632" calcext:value-type="float">
            <text:p>22.20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8584" calcext:value-type="float">
            <text:p>22.19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944" calcext:value-type="float">
            <text:p>22.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7248" calcext:value-type="float">
            <text:p>22.17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5912" calcext:value-type="float">
            <text:p>22.15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0672" calcext:value-type="float">
            <text:p>22.14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896" calcext:value-type="float">
            <text:p>22.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5912" calcext:value-type="float">
            <text:p>22.15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0296" calcext:value-type="float">
            <text:p>22.18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3344" calcext:value-type="float">
            <text:p>22.18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896" calcext:value-type="float">
            <text:p>22.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0672" calcext:value-type="float">
            <text:p>22.14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6768" calcext:value-type="float">
            <text:p>22.14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62008" calcext:value-type="float">
            <text:p>22.16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5912" calcext:value-type="float">
            <text:p>22.15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6288" calcext:value-type="float">
            <text:p>22.11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9336" calcext:value-type="float">
            <text:p>22.11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7144" calcext:value-type="float">
            <text:p>22.10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848" calcext:value-type="float">
            <text:p>22.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6288" calcext:value-type="float">
            <text:p>22.11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9336" calcext:value-type="float">
            <text:p>22.11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6288" calcext:value-type="float">
            <text:p>22.11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9336" calcext:value-type="float">
            <text:p>22.11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9336" calcext:value-type="float">
            <text:p>22.11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5432" calcext:value-type="float">
            <text:p>22.12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37624" calcext:value-type="float">
            <text:p>22.13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0672" calcext:value-type="float">
            <text:p>22.14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34576" calcext:value-type="float">
            <text:p>22.13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6288" calcext:value-type="float">
            <text:p>22.11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88856" calcext:value-type="float">
            <text:p>22.08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58376" calcext:value-type="float">
            <text:p>22.05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58376" calcext:value-type="float">
            <text:p>22.05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4096" calcext:value-type="float">
            <text:p>22.10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6288" calcext:value-type="float">
            <text:p>22.11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324" calcext:value-type="float">
            <text:p>22.11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324" calcext:value-type="float">
            <text:p>22.11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0192" calcext:value-type="float">
            <text:p>22.11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4096" calcext:value-type="float">
            <text:p>22.10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88856" calcext:value-type="float">
            <text:p>22.08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8276" calcext:value-type="float">
            <text:p>22.0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7144" calcext:value-type="float">
            <text:p>22.10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1048" calcext:value-type="float">
            <text:p>22.10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1048" calcext:value-type="float">
            <text:p>22.10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0192" calcext:value-type="float">
            <text:p>22.11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2384" calcext:value-type="float">
            <text:p>22.12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0192" calcext:value-type="float">
            <text:p>22.11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4096" calcext:value-type="float">
            <text:p>22.10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88856" calcext:value-type="float">
            <text:p>22.08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88856" calcext:value-type="float">
            <text:p>22.08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4952" calcext:value-type="float">
            <text:p>22.09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4096" calcext:value-type="float">
            <text:p>22.10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6288" calcext:value-type="float">
            <text:p>22.11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0672" calcext:value-type="float">
            <text:p>22.14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37624" calcext:value-type="float">
            <text:p>22.13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6288" calcext:value-type="float">
            <text:p>22.11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0192" calcext:value-type="float">
            <text:p>22.11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848" calcext:value-type="float">
            <text:p>22.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5432" calcext:value-type="float">
            <text:p>22.12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5432" calcext:value-type="float">
            <text:p>22.12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37624" calcext:value-type="float">
            <text:p>22.13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848" calcext:value-type="float">
            <text:p>22.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1904" calcext:value-type="float">
            <text:p>22.09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752" calcext:value-type="float">
            <text:p>22.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85808" calcext:value-type="float">
            <text:p>22.08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0192" calcext:value-type="float">
            <text:p>22.11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31528" calcext:value-type="float">
            <text:p>22.13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31528" calcext:value-type="float">
            <text:p>22.13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9336" calcext:value-type="float">
            <text:p>22.11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6288" calcext:value-type="float">
            <text:p>22.11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0192" calcext:value-type="float">
            <text:p>22.11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4096" calcext:value-type="float">
            <text:p>22.10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0192" calcext:value-type="float">
            <text:p>22.11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1048" calcext:value-type="float">
            <text:p>22.10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1048" calcext:value-type="float">
            <text:p>22.10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4952" calcext:value-type="float">
            <text:p>22.09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9712" calcext:value-type="float">
            <text:p>22.07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2384" calcext:value-type="float">
            <text:p>22.12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896" calcext:value-type="float">
            <text:p>22.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7144" calcext:value-type="float">
            <text:p>22.10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6184" calcext:value-type="float">
            <text:p>22.04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1048" calcext:value-type="float">
            <text:p>22.10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7144" calcext:value-type="float">
            <text:p>22.10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8276" calcext:value-type="float">
            <text:p>22.0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6664" calcext:value-type="float">
            <text:p>22.07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4096" calcext:value-type="float">
            <text:p>22.10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1048" calcext:value-type="float">
            <text:p>22.10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5912" calcext:value-type="float">
            <text:p>22.15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8584" calcext:value-type="float">
            <text:p>22.19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944" calcext:value-type="float">
            <text:p>22.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4096" calcext:value-type="float">
            <text:p>22.10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34576" calcext:value-type="float">
            <text:p>22.13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6288" calcext:value-type="float">
            <text:p>22.11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7248" calcext:value-type="float">
            <text:p>22.17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7728" calcext:value-type="float">
            <text:p>22.20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42" calcext:value-type="float">
            <text:p>22.1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5912" calcext:value-type="float">
            <text:p>22.15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1152" calcext:value-type="float">
            <text:p>22.17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7728" calcext:value-type="float">
            <text:p>22.20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7728" calcext:value-type="float">
            <text:p>22.20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944" calcext:value-type="float">
            <text:p>22.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6392" calcext:value-type="float">
            <text:p>22.18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65056" calcext:value-type="float">
            <text:p>22.16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372" calcext:value-type="float">
            <text:p>22.14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9816" calcext:value-type="float">
            <text:p>22.14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896" calcext:value-type="float">
            <text:p>22.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468" calcext:value-type="float">
            <text:p>22.20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6872" calcext:value-type="float">
            <text:p>22.21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04" calcext:value-type="float">
            <text:p>22.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3448" calcext:value-type="float">
            <text:p>22.25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74784" calcext:value-type="float">
            <text:p>22.27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9544" calcext:value-type="float">
            <text:p>22.25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992" calcext:value-type="float">
            <text:p>22.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1632" calcext:value-type="float">
            <text:p>22.20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0776" calcext:value-type="float">
            <text:p>22.21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3344" calcext:value-type="float">
            <text:p>22.18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3824" calcext:value-type="float">
            <text:p>22.21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5536" calcext:value-type="float">
            <text:p>22.19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42" calcext:value-type="float">
            <text:p>22.1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992" calcext:value-type="float">
            <text:p>22.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47352" calcext:value-type="float">
            <text:p>22.24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7728" calcext:value-type="float">
            <text:p>22.20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5536" calcext:value-type="float">
            <text:p>22.19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1632" calcext:value-type="float">
            <text:p>22.20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22968" calcext:value-type="float">
            <text:p>22.22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26016" calcext:value-type="float">
            <text:p>22.22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05-13 17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29064" calcext:value-type="float">
            <text:p>22.22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05-08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1632" calcext:value-type="float">
            <text:p>22.20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5912" calcext:value-type="float">
            <text:p>22.15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3824" calcext:value-type="float">
            <text:p>22.21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3448" calcext:value-type="float">
            <text:p>22.25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04" calcext:value-type="float">
            <text:p>22.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47352" calcext:value-type="float">
            <text:p>22.24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38208" calcext:value-type="float">
            <text:p>22.23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47352" calcext:value-type="float">
            <text:p>22.24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32112" calcext:value-type="float">
            <text:p>22.23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29064" calcext:value-type="float">
            <text:p>22.22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2592" calcext:value-type="float">
            <text:p>22.26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41256" calcext:value-type="float">
            <text:p>22.24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47352" calcext:value-type="float">
            <text:p>22.24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05264" calcext:value-type="float">
            <text:p>22.30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9648" calcext:value-type="float">
            <text:p>22.32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71736" calcext:value-type="float">
            <text:p>22.27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3448" calcext:value-type="float">
            <text:p>22.25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7456" calcext:value-type="float">
            <text:p>22.31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35744" calcext:value-type="float">
            <text:p>22.33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0504" calcext:value-type="float">
            <text:p>22.32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4408" calcext:value-type="float">
            <text:p>22.31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9544" calcext:value-type="float">
            <text:p>22.25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564" calcext:value-type="float">
            <text:p>22.26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32696" calcext:value-type="float">
            <text:p>22.33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08312" calcext:value-type="float">
            <text:p>22.30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02216" calcext:value-type="float">
            <text:p>22.30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38792" calcext:value-type="float">
            <text:p>22.33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02216" calcext:value-type="float">
            <text:p>22.30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08312" calcext:value-type="float">
            <text:p>22.30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4408" calcext:value-type="float">
            <text:p>22.31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612" calcext:value-type="float">
            <text:p>22.29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05264" calcext:value-type="float">
            <text:p>22.30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0128" calcext:value-type="float">
            <text:p>22.36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5368" calcext:value-type="float">
            <text:p>22.37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7936" calcext:value-type="float">
            <text:p>22.34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4408" calcext:value-type="float">
            <text:p>22.31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3552" calcext:value-type="float">
            <text:p>22.32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4888" calcext:value-type="float">
            <text:p>22.34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0984" calcext:value-type="float">
            <text:p>22.35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0984" calcext:value-type="float">
            <text:p>22.35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4888" calcext:value-type="float">
            <text:p>22.34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232" calcext:value-type="float">
            <text:p>22.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0128" calcext:value-type="float">
            <text:p>22.36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3072" calcext:value-type="float">
            <text:p>22.29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05264" calcext:value-type="float">
            <text:p>22.30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3176" calcext:value-type="float">
            <text:p>22.36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328" calcext:value-type="float">
            <text:p>22.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7184" calcext:value-type="float">
            <text:p>22.42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0232" calcext:value-type="float">
            <text:p>22.43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7184" calcext:value-type="float">
            <text:p>22.42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0128" calcext:value-type="float">
            <text:p>22.36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4992" calcext:value-type="float">
            <text:p>22.41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4992" calcext:value-type="float">
            <text:p>22.41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232" calcext:value-type="float">
            <text:p>22.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804" calcext:value-type="float">
            <text:p>22.41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4992" calcext:value-type="float">
            <text:p>22.41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4512" calcext:value-type="float">
            <text:p>22.38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3176" calcext:value-type="float">
            <text:p>22.36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9272" calcext:value-type="float">
            <text:p>22.36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4992" calcext:value-type="float">
            <text:p>22.41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804" calcext:value-type="float">
            <text:p>22.41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7184" calcext:value-type="float">
            <text:p>22.42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4992" calcext:value-type="float">
            <text:p>22.41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4992" calcext:value-type="float">
            <text:p>22.41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0232" calcext:value-type="float">
            <text:p>22.43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4992" calcext:value-type="float">
            <text:p>22.41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38792" calcext:value-type="float">
            <text:p>22.33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8416" calcext:value-type="float">
            <text:p>22.37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1464" calcext:value-type="float">
            <text:p>22.38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4136" calcext:value-type="float">
            <text:p>22.42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5472" calcext:value-type="float">
            <text:p>22.44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184" calcext:value-type="float">
            <text:p>22.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02-26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32696" calcext:value-type="float">
            <text:p>22.33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1464" calcext:value-type="float">
            <text:p>22.38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6704" calcext:value-type="float">
            <text:p>22.39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28" calcext:value-type="float">
            <text:p>22.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0608" calcext:value-type="float">
            <text:p>22.39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5848" calcext:value-type="float">
            <text:p>22.40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804" calcext:value-type="float">
            <text:p>22.41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0232" calcext:value-type="float">
            <text:p>22.43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1944" calcext:value-type="float">
            <text:p>22.41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804" calcext:value-type="float">
            <text:p>22.41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2904" calcext:value-type="float">
            <text:p>22.47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0712" calcext:value-type="float">
            <text:p>22.46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1568" calcext:value-type="float">
            <text:p>22.45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852" calcext:value-type="float">
            <text:p>22.44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7184" calcext:value-type="float">
            <text:p>22.42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852" calcext:value-type="float">
            <text:p>22.44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0712" calcext:value-type="float">
            <text:p>22.46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8896" calcext:value-type="float">
            <text:p>22.40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0128" calcext:value-type="float">
            <text:p>22.36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1088" calcext:value-type="float">
            <text:p>22.42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7664" calcext:value-type="float">
            <text:p>22.45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2048" calcext:value-type="float">
            <text:p>22.48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9" calcext:value-type="float">
            <text:p>22.4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9856" calcext:value-type="float">
            <text:p>22.46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5952" calcext:value-type="float">
            <text:p>22.47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7664" calcext:value-type="float">
            <text:p>22.45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4616" calcext:value-type="float">
            <text:p>22.45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6808" calcext:value-type="float">
            <text:p>22.46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0712" calcext:value-type="float">
            <text:p>22.46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1192" calcext:value-type="float">
            <text:p>22.49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3384" calcext:value-type="float">
            <text:p>22.50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424" calcext:value-type="float">
            <text:p>22.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9" calcext:value-type="float">
            <text:p>22.4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5096" calcext:value-type="float">
            <text:p>22.48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6432" calcext:value-type="float">
            <text:p>22.50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9" calcext:value-type="float">
            <text:p>22.4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1192" calcext:value-type="float">
            <text:p>22.49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1296" calcext:value-type="float">
            <text:p>22.56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9104" calcext:value-type="float">
            <text:p>22.54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948" calcext:value-type="float">
            <text:p>22.50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376" calcext:value-type="float">
            <text:p>22.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9856" calcext:value-type="float">
            <text:p>22.46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8624" calcext:value-type="float">
            <text:p>22.51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1672" calcext:value-type="float">
            <text:p>22.52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8144" calcext:value-type="float">
            <text:p>22.48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9" calcext:value-type="float">
            <text:p>22.4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8144" calcext:value-type="float">
            <text:p>22.48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328" calcext:value-type="float">
            <text:p>22.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4616" calcext:value-type="float">
            <text:p>22.45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7768" calcext:value-type="float">
            <text:p>22.52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5576" calcext:value-type="float">
            <text:p>22.51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2048" calcext:value-type="float">
            <text:p>22.48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472" calcext:value-type="float">
            <text:p>22.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044" calcext:value-type="float">
            <text:p>22.57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52" calcext:value-type="float">
            <text:p>22.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996" calcext:value-type="float">
            <text:p>22.53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4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044" calcext:value-type="float">
            <text:p>22.57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044" calcext:value-type="float">
            <text:p>22.57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472" calcext:value-type="float">
            <text:p>22.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996" calcext:value-type="float">
            <text:p>22.53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7392" calcext:value-type="float">
            <text:p>22.56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7392" calcext:value-type="float">
            <text:p>22.56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996" calcext:value-type="float">
            <text:p>22.53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9104" calcext:value-type="float">
            <text:p>22.54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044" calcext:value-type="float">
            <text:p>22.57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3968" calcext:value-type="float">
            <text:p>22.60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3112" calcext:value-type="float">
            <text:p>22.61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0544" calcext:value-type="float">
            <text:p>22.64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664" calcext:value-type="float">
            <text:p>22.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3112" calcext:value-type="float">
            <text:p>22.61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0544" calcext:value-type="float">
            <text:p>22.64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092" calcext:value-type="float">
            <text:p>22.60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9208" calcext:value-type="float">
            <text:p>22.61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1024" calcext:value-type="float">
            <text:p>22.67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1504" calcext:value-type="float">
            <text:p>22.70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9792" calcext:value-type="float">
            <text:p>22.71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1504" calcext:value-type="float">
            <text:p>22.70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8832" calcext:value-type="float">
            <text:p>22.65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4072" calcext:value-type="float">
            <text:p>22.67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2256" calcext:value-type="float">
            <text:p>22.62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2632" calcext:value-type="float">
            <text:p>22.58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3968" calcext:value-type="float">
            <text:p>22.60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12-06 14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6264" calcext:value-type="float">
            <text:p>22.68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1504" calcext:value-type="float">
            <text:p>22.70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188" calcext:value-type="float">
            <text:p>22.66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2736" calcext:value-type="float">
            <text:p>22.65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712" calcext:value-type="float">
            <text:p>22.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9312" calcext:value-type="float">
            <text:p>22.68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188" calcext:value-type="float">
            <text:p>22.66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5784" calcext:value-type="float">
            <text:p>22.65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1504" calcext:value-type="float">
            <text:p>22.70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3696" calcext:value-type="float">
            <text:p>22.71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712" calcext:value-type="float">
            <text:p>22.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808" calcext:value-type="float">
            <text:p>22.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2088" calcext:value-type="float">
            <text:p>22.80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9416" calcext:value-type="float">
            <text:p>22.75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4552" calcext:value-type="float">
            <text:p>22.70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1128" calcext:value-type="float">
            <text:p>22.74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6368" calcext:value-type="float">
            <text:p>22.75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5032" calcext:value-type="float">
            <text:p>22.73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5032" calcext:value-type="float">
            <text:p>22.73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7224" calcext:value-type="float">
            <text:p>22.74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1504" calcext:value-type="float">
            <text:p>22.70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6368" calcext:value-type="float">
            <text:p>22.75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7224" calcext:value-type="float">
            <text:p>22.74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5136" calcext:value-type="float">
            <text:p>22.80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1608" calcext:value-type="float">
            <text:p>22.77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2088" calcext:value-type="float">
            <text:p>22.80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1232" calcext:value-type="float">
            <text:p>22.81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7704" calcext:value-type="float">
            <text:p>22.77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6368" calcext:value-type="float">
            <text:p>22.75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7704" calcext:value-type="float">
            <text:p>22.77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4176" calcext:value-type="float">
            <text:p>22.74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6472" calcext:value-type="float">
            <text:p>22.82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2088" calcext:value-type="float">
            <text:p>22.80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1232" calcext:value-type="float">
            <text:p>22.81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5616" calcext:value-type="float">
            <text:p>22.83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53904" calcext:value-type="float">
            <text:p>22.85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8664" calcext:value-type="float">
            <text:p>22.83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524" calcext:value-type="float">
            <text:p>22.87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3528" calcext:value-type="float">
            <text:p>22.89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56952" calcext:value-type="float">
            <text:p>22.85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3424" calcext:value-type="float">
            <text:p>22.82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6096" calcext:value-type="float">
            <text:p>22.86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53904" calcext:value-type="float">
            <text:p>22.85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" calcext:value-type="float">
            <text:p>22.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9624" calcext:value-type="float">
            <text:p>22.89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524" calcext:value-type="float">
            <text:p>22.87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" calcext:value-type="float">
            <text:p>22.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6096" calcext:value-type="float">
            <text:p>22.86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53904" calcext:value-type="float">
            <text:p>22.85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3528" calcext:value-type="float">
            <text:p>22.89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62" calcext:value-type="float">
            <text:p>22.93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7536" calcext:value-type="float">
            <text:p>22.95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7536" calcext:value-type="float">
            <text:p>22.95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4008" calcext:value-type="float">
            <text:p>22.92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144" calcext:value-type="float">
            <text:p>22.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9248" calcext:value-type="float">
            <text:p>22.93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5344" calcext:value-type="float">
            <text:p>22.94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3632" calcext:value-type="float">
            <text:p>22.96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2776" calcext:value-type="float">
            <text:p>22.97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9352" calcext:value-type="float">
            <text:p>23.00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4112" calcext:value-type="float">
            <text:p>22.99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2776" calcext:value-type="float">
            <text:p>22.97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668" calcext:value-type="float">
            <text:p>22.96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9728" calcext:value-type="float">
            <text:p>22.96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716" calcext:value-type="float">
            <text:p>22.99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6304" calcext:value-type="float">
            <text:p>23.00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716" calcext:value-type="float">
            <text:p>22.99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9352" calcext:value-type="float">
            <text:p>23.00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3736" calcext:value-type="float">
            <text:p>23.03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8976" calcext:value-type="float">
            <text:p>23.04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09-26 14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9456" calcext:value-type="float">
            <text:p>23.07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812" calcext:value-type="float">
            <text:p>23.05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288" calcext:value-type="float">
            <text:p>23.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1544" calcext:value-type="float">
            <text:p>23.02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7264" calcext:value-type="float">
            <text:p>23.06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7744" calcext:value-type="float">
            <text:p>23.09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6888" calcext:value-type="float">
            <text:p>23.10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336" calcext:value-type="float">
            <text:p>23.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5928" calcext:value-type="float">
            <text:p>23.04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1168" calcext:value-type="float">
            <text:p>23.06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9456" calcext:value-type="float">
            <text:p>23.07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336" calcext:value-type="float">
            <text:p>23.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1168" calcext:value-type="float">
            <text:p>23.06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4216" calcext:value-type="float">
            <text:p>23.06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6408" calcext:value-type="float">
            <text:p>23.07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336" calcext:value-type="float">
            <text:p>23.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336" calcext:value-type="float">
            <text:p>23.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336" calcext:value-type="float">
            <text:p>23.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1168" calcext:value-type="float">
            <text:p>23.06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2024" calcext:value-type="float">
            <text:p>23.05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6784" calcext:value-type="float">
            <text:p>23.03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5448" calcext:value-type="float">
            <text:p>23.01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668" calcext:value-type="float">
            <text:p>22.96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3632" calcext:value-type="float">
            <text:p>22.96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668" calcext:value-type="float">
            <text:p>22.96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8872" calcext:value-type="float">
            <text:p>22.97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8016" calcext:value-type="float">
            <text:p>22.98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8016" calcext:value-type="float">
            <text:p>22.98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4112" calcext:value-type="float">
            <text:p>22.99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5824" calcext:value-type="float">
            <text:p>22.97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3632" calcext:value-type="float">
            <text:p>22.96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192" calcext:value-type="float">
            <text:p>22.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4112" calcext:value-type="float">
            <text:p>22.99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0584" calcext:value-type="float">
            <text:p>22.96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9248" calcext:value-type="float">
            <text:p>22.93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7056" calcext:value-type="float">
            <text:p>22.92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2296" calcext:value-type="float">
            <text:p>22.94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9728" calcext:value-type="float">
            <text:p>22.96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9728" calcext:value-type="float">
            <text:p>22.96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8768" calcext:value-type="float">
            <text:p>22.90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096" calcext:value-type="float">
            <text:p>22.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8768" calcext:value-type="float">
            <text:p>22.90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1336" calcext:value-type="float">
            <text:p>22.88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0104" calcext:value-type="float">
            <text:p>22.93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096" calcext:value-type="float">
            <text:p>22.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3152" calcext:value-type="float">
            <text:p>22.93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4864" calcext:value-type="float">
            <text:p>22.91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4384" calcext:value-type="float">
            <text:p>22.88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08-10 16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1336" calcext:value-type="float">
            <text:p>22.88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048" calcext:value-type="float">
            <text:p>22.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7432" calcext:value-type="float">
            <text:p>22.88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9624" calcext:value-type="float">
            <text:p>22.89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9624" calcext:value-type="float">
            <text:p>22.89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3528" calcext:value-type="float">
            <text:p>22.89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9624" calcext:value-type="float">
            <text:p>22.89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048" calcext:value-type="float">
            <text:p>22.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4384" calcext:value-type="float">
            <text:p>22.88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1336" calcext:value-type="float">
            <text:p>22.88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3528" calcext:value-type="float">
            <text:p>22.89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3528" calcext:value-type="float">
            <text:p>22.89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3528" calcext:value-type="float">
            <text:p>22.89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7432" calcext:value-type="float">
            <text:p>22.88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56952" calcext:value-type="float">
            <text:p>22.85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2568" calcext:value-type="float">
            <text:p>22.83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0376" calcext:value-type="float">
            <text:p>22.82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50856" calcext:value-type="float">
            <text:p>22.85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56952" calcext:value-type="float">
            <text:p>22.85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1712" calcext:value-type="float">
            <text:p>22.84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6472" calcext:value-type="float">
            <text:p>22.82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476" calcext:value-type="float">
            <text:p>22.84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8664" calcext:value-type="float">
            <text:p>22.83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0376" calcext:value-type="float">
            <text:p>22.82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0376" calcext:value-type="float">
            <text:p>22.82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428" calcext:value-type="float">
            <text:p>22.81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6848" calcext:value-type="float">
            <text:p>22.78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4656" calcext:value-type="float">
            <text:p>22.77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332" calcext:value-type="float">
            <text:p>22.75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7224" calcext:value-type="float">
            <text:p>22.74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332" calcext:value-type="float">
            <text:p>22.75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5512" calcext:value-type="float">
            <text:p>22.76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284" calcext:value-type="float">
            <text:p>22.72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5888" calcext:value-type="float">
            <text:p>22.72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8936" calcext:value-type="float">
            <text:p>22.72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5888" calcext:value-type="float">
            <text:p>22.72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1984" calcext:value-type="float">
            <text:p>22.73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284" calcext:value-type="float">
            <text:p>22.72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236" calcext:value-type="float">
            <text:p>22.69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7976" calcext:value-type="float">
            <text:p>22.66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5784" calcext:value-type="float">
            <text:p>22.65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9688" calcext:value-type="float">
            <text:p>22.64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3592" calcext:value-type="float">
            <text:p>22.64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9208" calcext:value-type="float">
            <text:p>22.61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1776" calcext:value-type="float">
            <text:p>22.59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4824" calcext:value-type="float">
            <text:p>22.59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044" calcext:value-type="float">
            <text:p>22.57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8624" calcext:value-type="float">
            <text:p>22.51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0816" calcext:value-type="float">
            <text:p>22.53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6056" calcext:value-type="float">
            <text:p>22.54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06-22 1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8248" calcext:value-type="float">
            <text:p>22.55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6056" calcext:value-type="float">
            <text:p>22.54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996" calcext:value-type="float">
            <text:p>22.53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8624" calcext:value-type="float">
            <text:p>22.51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5952" calcext:value-type="float">
            <text:p>22.47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852" calcext:value-type="float">
            <text:p>22.44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7664" calcext:value-type="float">
            <text:p>22.45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376" calcext:value-type="float">
            <text:p>22.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4136" calcext:value-type="float">
            <text:p>22.42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0608" calcext:value-type="float">
            <text:p>22.39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8416" calcext:value-type="float">
            <text:p>22.37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0608" calcext:value-type="float">
            <text:p>22.39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9752" calcext:value-type="float">
            <text:p>22.39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0128" calcext:value-type="float">
            <text:p>22.36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4032" calcext:value-type="float">
            <text:p>22.35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4888" calcext:value-type="float">
            <text:p>22.34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32696" calcext:value-type="float">
            <text:p>22.33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66" calcext:value-type="float">
            <text:p>22.32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32696" calcext:value-type="float">
            <text:p>22.33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66" calcext:value-type="float">
            <text:p>22.32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4408" calcext:value-type="float">
            <text:p>22.31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9168" calcext:value-type="float">
            <text:p>22.29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088" calcext:value-type="float">
            <text:p>22.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9544" calcext:value-type="float">
            <text:p>22.25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44304" calcext:value-type="float">
            <text:p>22.24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04" calcext:value-type="float">
            <text:p>22.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8688" calcext:value-type="float">
            <text:p>22.26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088" calcext:value-type="float">
            <text:p>22.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6976" calcext:value-type="float">
            <text:p>22.28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77832" calcext:value-type="float">
            <text:p>22.27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71736" calcext:value-type="float">
            <text:p>22.27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04" calcext:value-type="float">
            <text:p>22.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47352" calcext:value-type="float">
            <text:p>22.24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3448" calcext:value-type="float">
            <text:p>22.25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74784" calcext:value-type="float">
            <text:p>22.27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564" calcext:value-type="float">
            <text:p>22.26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22968" calcext:value-type="float">
            <text:p>22.22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32112" calcext:value-type="float">
            <text:p>22.23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29064" calcext:value-type="float">
            <text:p>22.22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6976" calcext:value-type="float">
            <text:p>22.28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136" calcext:value-type="float">
            <text:p>22.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088" calcext:value-type="float">
            <text:p>22.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6496" calcext:value-type="float">
            <text:p>22.25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3448" calcext:value-type="float">
            <text:p>22.25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8688" calcext:value-type="float">
            <text:p>22.26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77832" calcext:value-type="float">
            <text:p>22.27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6496" calcext:value-type="float">
            <text:p>22.25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41256" calcext:value-type="float">
            <text:p>22.24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47352" calcext:value-type="float">
            <text:p>22.24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47352" calcext:value-type="float">
            <text:p>22.24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38208" calcext:value-type="float">
            <text:p>22.23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3448" calcext:value-type="float">
            <text:p>22.25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44304" calcext:value-type="float">
            <text:p>22.24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22968" calcext:value-type="float">
            <text:p>22.22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3824" calcext:value-type="float">
            <text:p>22.21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6872" calcext:value-type="float">
            <text:p>22.21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38208" calcext:value-type="float">
            <text:p>22.23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29064" calcext:value-type="float">
            <text:p>22.22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6976" calcext:value-type="float">
            <text:p>22.28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08312" calcext:value-type="float">
            <text:p>22.30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02216" calcext:value-type="float">
            <text:p>22.30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02216" calcext:value-type="float">
            <text:p>22.30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3072" calcext:value-type="float">
            <text:p>22.29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564" calcext:value-type="float">
            <text:p>22.26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8688" calcext:value-type="float">
            <text:p>22.26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3552" calcext:value-type="float">
            <text:p>22.32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7936" calcext:value-type="float">
            <text:p>22.34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184" calcext:value-type="float">
            <text:p>22.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0984" calcext:value-type="float">
            <text:p>22.35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9272" calcext:value-type="float">
            <text:p>22.36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0984" calcext:value-type="float">
            <text:p>22.35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7936" calcext:value-type="float">
            <text:p>22.34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4032" calcext:value-type="float">
            <text:p>22.35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6704" calcext:value-type="float">
            <text:p>22.39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328" calcext:value-type="float">
            <text:p>22.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328" calcext:value-type="float">
            <text:p>22.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328" calcext:value-type="float">
            <text:p>22.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6808" calcext:value-type="float">
            <text:p>22.46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0712" calcext:value-type="float">
            <text:p>22.46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3176" calcext:value-type="float">
            <text:p>22.36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3176" calcext:value-type="float">
            <text:p>22.36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4512" calcext:value-type="float">
            <text:p>22.38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0128" calcext:value-type="float">
            <text:p>22.36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6704" calcext:value-type="float">
            <text:p>22.39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4888" calcext:value-type="float">
            <text:p>22.34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328" calcext:value-type="float">
            <text:p>22.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03-29 15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6432" calcext:value-type="float">
            <text:p>22.50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8144" calcext:value-type="float">
            <text:p>22.48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2048" calcext:value-type="float">
            <text:p>22.48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2048" calcext:value-type="float">
            <text:p>22.48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5472" calcext:value-type="float">
            <text:p>22.44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5848" calcext:value-type="float">
            <text:p>22.40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0232" calcext:value-type="float">
            <text:p>22.43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1568" calcext:value-type="float">
            <text:p>22.45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804" calcext:value-type="float">
            <text:p>22.41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7184" calcext:value-type="float">
            <text:p>22.42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7184" calcext:value-type="float">
            <text:p>22.42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2424" calcext:value-type="float">
            <text:p>22.44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0712" calcext:value-type="float">
            <text:p>22.46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1088" calcext:value-type="float">
            <text:p>22.42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1464" calcext:value-type="float">
            <text:p>22.38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28" calcext:value-type="float">
            <text:p>22.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6808" calcext:value-type="float">
            <text:p>22.46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9" calcext:value-type="float">
            <text:p>22.4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4992" calcext:value-type="float">
            <text:p>22.41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1088" calcext:value-type="float">
            <text:p>22.42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7664" calcext:value-type="float">
            <text:p>22.45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9" calcext:value-type="float">
            <text:p>22.4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0336" calcext:value-type="float">
            <text:p>22.50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6432" calcext:value-type="float">
            <text:p>22.50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0712" calcext:value-type="float">
            <text:p>22.46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0712" calcext:value-type="float">
            <text:p>22.46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328" calcext:value-type="float">
            <text:p>22.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3656" calcext:value-type="float">
            <text:p>22.39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9376" calcext:value-type="float">
            <text:p>22.43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5848" calcext:value-type="float">
            <text:p>22.40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804" calcext:value-type="float">
            <text:p>22.41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0128" calcext:value-type="float">
            <text:p>22.36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804" calcext:value-type="float">
            <text:p>22.41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1568" calcext:value-type="float">
            <text:p>22.45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6912" calcext:value-type="float">
            <text:p>22.53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2904" calcext:value-type="float">
            <text:p>22.47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9376" calcext:value-type="float">
            <text:p>22.43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328" calcext:value-type="float">
            <text:p>22.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1944" calcext:value-type="float">
            <text:p>22.41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0232" calcext:value-type="float">
            <text:p>22.43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4616" calcext:value-type="float">
            <text:p>22.45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5096" calcext:value-type="float">
            <text:p>22.48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6432" calcext:value-type="float">
            <text:p>22.50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9376" calcext:value-type="float">
            <text:p>22.43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5368" calcext:value-type="float">
            <text:p>22.37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9376" calcext:value-type="float">
            <text:p>22.43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0712" calcext:value-type="float">
            <text:p>22.46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8144" calcext:value-type="float">
            <text:p>22.48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0816" calcext:value-type="float">
            <text:p>22.53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2048" calcext:value-type="float">
            <text:p>22.48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5096" calcext:value-type="float">
            <text:p>22.48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5952" calcext:value-type="float">
            <text:p>22.47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852" calcext:value-type="float">
            <text:p>22.44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9" calcext:value-type="float">
            <text:p>22.4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1568" calcext:value-type="float">
            <text:p>22.45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2152" calcext:value-type="float">
            <text:p>22.55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7768" calcext:value-type="float">
            <text:p>22.52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7288" calcext:value-type="float">
            <text:p>22.49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5576" calcext:value-type="float">
            <text:p>22.51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9104" calcext:value-type="float">
            <text:p>22.54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9104" calcext:value-type="float">
            <text:p>22.54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0816" calcext:value-type="float">
            <text:p>22.53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6328" calcext:value-type="float">
            <text:p>22.43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9" calcext:value-type="float">
            <text:p>22.4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2904" calcext:value-type="float">
            <text:p>22.47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424" calcext:value-type="float">
            <text:p>22.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5096" calcext:value-type="float">
            <text:p>22.48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2048" calcext:value-type="float">
            <text:p>22.48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0336" calcext:value-type="float">
            <text:p>22.50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5576" calcext:value-type="float">
            <text:p>22.51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0712" calcext:value-type="float">
            <text:p>22.46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424" calcext:value-type="float">
            <text:p>22.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7664" calcext:value-type="float">
            <text:p>22.45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7184" calcext:value-type="float">
            <text:p>22.42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7664" calcext:value-type="float">
            <text:p>22.45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424" calcext:value-type="float">
            <text:p>22.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8248" calcext:value-type="float">
            <text:p>22.55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3008" calcext:value-type="float">
            <text:p>22.54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2048" calcext:value-type="float">
            <text:p>22.48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9" calcext:value-type="float">
            <text:p>22.4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5096" calcext:value-type="float">
            <text:p>22.48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472" calcext:value-type="float">
            <text:p>22.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4344" calcext:value-type="float">
            <text:p>22.56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3008" calcext:value-type="float">
            <text:p>22.54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948" calcext:value-type="float">
            <text:p>22.50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2904" calcext:value-type="float">
            <text:p>22.47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5096" calcext:value-type="float">
            <text:p>22.48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9104" calcext:value-type="float">
            <text:p>22.54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3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472" calcext:value-type="float">
            <text:p>22.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0336" calcext:value-type="float">
            <text:p>22.50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6912" calcext:value-type="float">
            <text:p>22.53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8144" calcext:value-type="float">
            <text:p>22.48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1568" calcext:value-type="float">
            <text:p>22.45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1192" calcext:value-type="float">
            <text:p>22.49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6536" calcext:value-type="float">
            <text:p>22.57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8248" calcext:value-type="float">
            <text:p>22.55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6536" calcext:value-type="float">
            <text:p>22.57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52" calcext:value-type="float">
            <text:p>22.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1296" calcext:value-type="float">
            <text:p>22.56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3968" calcext:value-type="float">
            <text:p>22.60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664" calcext:value-type="float">
            <text:p>22.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2256" calcext:value-type="float">
            <text:p>22.62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7016" calcext:value-type="float">
            <text:p>22.60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9104" calcext:value-type="float">
            <text:p>22.54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7288" calcext:value-type="float">
            <text:p>22.49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5952" calcext:value-type="float">
            <text:p>22.47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12-14 19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6912" calcext:value-type="float">
            <text:p>22.53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0816" calcext:value-type="float">
            <text:p>22.53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568" calcext:value-type="float">
            <text:p>22.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14" calcext:value-type="float">
            <text:p>22.63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0544" calcext:value-type="float">
            <text:p>22.64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8352" calcext:value-type="float">
            <text:p>22.62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3592" calcext:value-type="float">
            <text:p>22.64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188" calcext:value-type="float">
            <text:p>22.66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4072" calcext:value-type="float">
            <text:p>22.67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14" calcext:value-type="float">
            <text:p>22.63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0064" calcext:value-type="float">
            <text:p>22.61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9208" calcext:value-type="float">
            <text:p>22.61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3216" calcext:value-type="float">
            <text:p>22.68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2632" calcext:value-type="float">
            <text:p>22.58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664" calcext:value-type="float">
            <text:p>22.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8832" calcext:value-type="float">
            <text:p>22.65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7016" calcext:value-type="float">
            <text:p>22.60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0064" calcext:value-type="float">
            <text:p>22.61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14" calcext:value-type="float">
            <text:p>22.63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2256" calcext:value-type="float">
            <text:p>22.62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0168" calcext:value-type="float">
            <text:p>22.68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0168" calcext:value-type="float">
            <text:p>22.68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7976" calcext:value-type="float">
            <text:p>22.66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6264" calcext:value-type="float">
            <text:p>22.68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5408" calcext:value-type="float">
            <text:p>22.69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3216" calcext:value-type="float">
            <text:p>22.68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5408" calcext:value-type="float">
            <text:p>22.69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8456" calcext:value-type="float">
            <text:p>22.69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1504" calcext:value-type="float">
            <text:p>22.70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284" calcext:value-type="float">
            <text:p>22.72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5032" calcext:value-type="float">
            <text:p>22.73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4176" calcext:value-type="float">
            <text:p>22.74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2464" calcext:value-type="float">
            <text:p>22.76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6368" calcext:value-type="float">
            <text:p>22.75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8936" calcext:value-type="float">
            <text:p>22.72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5408" calcext:value-type="float">
            <text:p>22.69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284" calcext:value-type="float">
            <text:p>22.72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5136" calcext:value-type="float">
            <text:p>22.80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476" calcext:value-type="float">
            <text:p>22.84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236" calcext:value-type="float">
            <text:p>22.69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332" calcext:value-type="float">
            <text:p>22.75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4176" calcext:value-type="float">
            <text:p>22.74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856" calcext:value-type="float">
            <text:p>22.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7704" calcext:value-type="float">
            <text:p>22.77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5512" calcext:value-type="float">
            <text:p>22.76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38" calcext:value-type="float">
            <text:p>22.78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428" calcext:value-type="float">
            <text:p>22.81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8664" calcext:value-type="float">
            <text:p>22.83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2568" calcext:value-type="float">
            <text:p>22.83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7328" calcext:value-type="float">
            <text:p>22.81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38" calcext:value-type="float">
            <text:p>22.78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6368" calcext:value-type="float">
            <text:p>22.75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332" calcext:value-type="float">
            <text:p>22.75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6368" calcext:value-type="float">
            <text:p>22.75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9416" calcext:value-type="float">
            <text:p>22.75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0752" calcext:value-type="float">
            <text:p>22.78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5616" calcext:value-type="float">
            <text:p>22.83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4384" calcext:value-type="float">
            <text:p>22.88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524" calcext:value-type="float">
            <text:p>22.87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56952" calcext:value-type="float">
            <text:p>22.85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0376" calcext:value-type="float">
            <text:p>22.82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6848" calcext:value-type="float">
            <text:p>22.78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2088" calcext:value-type="float">
            <text:p>22.80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5992" calcext:value-type="float">
            <text:p>22.79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2944" calcext:value-type="float">
            <text:p>22.79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53904" calcext:value-type="float">
            <text:p>22.85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56952" calcext:value-type="float">
            <text:p>22.85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8288" calcext:value-type="float">
            <text:p>22.87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7056" calcext:value-type="float">
            <text:p>22.92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6576" calcext:value-type="float">
            <text:p>22.89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53904" calcext:value-type="float">
            <text:p>22.85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3048" calcext:value-type="float">
            <text:p>22.86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4384" calcext:value-type="float">
            <text:p>22.88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6576" calcext:value-type="float">
            <text:p>22.89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4384" calcext:value-type="float">
            <text:p>22.88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2192" calcext:value-type="float">
            <text:p>22.87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048" calcext:value-type="float">
            <text:p>22.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7912" calcext:value-type="float">
            <text:p>22.91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09-27 18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8768" calcext:value-type="float">
            <text:p>22.90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7432" calcext:value-type="float">
            <text:p>22.88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53904" calcext:value-type="float">
            <text:p>22.85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2568" calcext:value-type="float">
            <text:p>22.83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428" calcext:value-type="float">
            <text:p>22.81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1712" calcext:value-type="float">
            <text:p>22.84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8288" calcext:value-type="float">
            <text:p>22.87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50856" calcext:value-type="float">
            <text:p>22.85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2088" calcext:value-type="float">
            <text:p>22.80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3424" calcext:value-type="float">
            <text:p>22.82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7328" calcext:value-type="float">
            <text:p>22.81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904" calcext:value-type="float">
            <text:p>22.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1232" calcext:value-type="float">
            <text:p>22.81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7328" calcext:value-type="float">
            <text:p>22.81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3424" calcext:value-type="float">
            <text:p>22.82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5136" calcext:value-type="float">
            <text:p>22.80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2088" calcext:value-type="float">
            <text:p>22.80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952" calcext:value-type="float">
            <text:p>22.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3424" calcext:value-type="float">
            <text:p>22.82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38" calcext:value-type="float">
            <text:p>22.78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2464" calcext:value-type="float">
            <text:p>22.76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428" calcext:value-type="float">
            <text:p>22.81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8184" calcext:value-type="float">
            <text:p>22.80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2088" calcext:value-type="float">
            <text:p>22.80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428" calcext:value-type="float">
            <text:p>22.81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0376" calcext:value-type="float">
            <text:p>22.82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5512" calcext:value-type="float">
            <text:p>22.76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9416" calcext:value-type="float">
            <text:p>22.75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4656" calcext:value-type="float">
            <text:p>22.77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7704" calcext:value-type="float">
            <text:p>22.77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808" calcext:value-type="float">
            <text:p>22.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0648" calcext:value-type="float">
            <text:p>22.71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1984" calcext:value-type="float">
            <text:p>22.73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5512" calcext:value-type="float">
            <text:p>22.76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5512" calcext:value-type="float">
            <text:p>22.76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7224" calcext:value-type="float">
            <text:p>22.74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7224" calcext:value-type="float">
            <text:p>22.74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6368" calcext:value-type="float">
            <text:p>22.75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6368" calcext:value-type="float">
            <text:p>22.75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5032" calcext:value-type="float">
            <text:p>22.73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1504" calcext:value-type="float">
            <text:p>22.70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0648" calcext:value-type="float">
            <text:p>22.71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1128" calcext:value-type="float">
            <text:p>22.74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808" calcext:value-type="float">
            <text:p>22.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5888" calcext:value-type="float">
            <text:p>22.72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0648" calcext:value-type="float">
            <text:p>22.71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236" calcext:value-type="float">
            <text:p>22.69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8456" calcext:value-type="float">
            <text:p>22.69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6744" calcext:value-type="float">
            <text:p>22.71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4552" calcext:value-type="float">
            <text:p>22.70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3216" calcext:value-type="float">
            <text:p>22.68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7976" calcext:value-type="float">
            <text:p>22.66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8832" calcext:value-type="float">
            <text:p>22.65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664" calcext:value-type="float">
            <text:p>22.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7496" calcext:value-type="float">
            <text:p>22.63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08-04 15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7496" calcext:value-type="float">
            <text:p>22.63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7496" calcext:value-type="float">
            <text:p>22.63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2632" calcext:value-type="float">
            <text:p>22.58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8248" calcext:value-type="float">
            <text:p>22.55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9584" calcext:value-type="float">
            <text:p>22.57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1296" calcext:value-type="float">
            <text:p>22.56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568" calcext:value-type="float">
            <text:p>22.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9584" calcext:value-type="float">
            <text:p>22.57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52" calcext:value-type="float">
            <text:p>22.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7768" calcext:value-type="float">
            <text:p>22.52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7768" calcext:value-type="float">
            <text:p>22.52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6056" calcext:value-type="float">
            <text:p>22.54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1672" calcext:value-type="float">
            <text:p>22.52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8144" calcext:value-type="float">
            <text:p>22.48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2048" calcext:value-type="float">
            <text:p>22.48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6808" calcext:value-type="float">
            <text:p>22.46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7184" calcext:value-type="float">
            <text:p>22.42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28" calcext:value-type="float">
            <text:p>22.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0232" calcext:value-type="float">
            <text:p>22.43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328" calcext:value-type="float">
            <text:p>22.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6328" calcext:value-type="float">
            <text:p>22.43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7184" calcext:value-type="float">
            <text:p>22.42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4136" calcext:value-type="float">
            <text:p>22.42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804" calcext:value-type="float">
            <text:p>22.41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4512" calcext:value-type="float">
            <text:p>22.38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708" calcext:value-type="float">
            <text:p>22.35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708" calcext:value-type="float">
            <text:p>22.35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3656" calcext:value-type="float">
            <text:p>22.39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232" calcext:value-type="float">
            <text:p>22.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184" calcext:value-type="float">
            <text:p>22.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35744" calcext:value-type="float">
            <text:p>22.33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02216" calcext:value-type="float">
            <text:p>22.30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0024" calcext:value-type="float">
            <text:p>22.29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4408" calcext:value-type="float">
            <text:p>22.31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05264" calcext:value-type="float">
            <text:p>22.30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6976" calcext:value-type="float">
            <text:p>22.28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47352" calcext:value-type="float">
            <text:p>22.24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6496" calcext:value-type="float">
            <text:p>22.25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9544" calcext:value-type="float">
            <text:p>22.25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564" calcext:value-type="float">
            <text:p>22.26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04" calcext:value-type="float">
            <text:p>22.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468" calcext:value-type="float">
            <text:p>22.20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6392" calcext:value-type="float">
            <text:p>22.18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7248" calcext:value-type="float">
            <text:p>22.17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8584" calcext:value-type="float">
            <text:p>22.19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68104" calcext:value-type="float">
            <text:p>22.16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372" calcext:value-type="float">
            <text:p>22.14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6768" calcext:value-type="float">
            <text:p>22.14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68104" calcext:value-type="float">
            <text:p>22.16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5912" calcext:value-type="float">
            <text:p>22.15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324" calcext:value-type="float">
            <text:p>22.11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1904" calcext:value-type="float">
            <text:p>22.09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55328" calcext:value-type="float">
            <text:p>22.05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4472" calcext:value-type="float">
            <text:p>22.06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3616" calcext:value-type="float">
            <text:p>22.07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1424" calcext:value-type="float">
            <text:p>22.06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9712" calcext:value-type="float">
            <text:p>22.07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88856" calcext:value-type="float">
            <text:p>22.08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9712" calcext:value-type="float">
            <text:p>22.07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9712" calcext:value-type="float">
            <text:p>22.07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5228" calcext:value-type="float">
            <text:p>22.05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55328" calcext:value-type="float">
            <text:p>22.05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0568" calcext:value-type="float">
            <text:p>22.07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8276" calcext:value-type="float">
            <text:p>22.0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06-02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85808" calcext:value-type="float">
            <text:p>22.08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752" calcext:value-type="float">
            <text:p>22.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88856" calcext:value-type="float">
            <text:p>22.08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6184" calcext:value-type="float">
            <text:p>22.04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0464" calcext:value-type="float">
            <text:p>22.00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3512" calcext:value-type="float">
            <text:p>22.00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5704" calcext:value-type="float">
            <text:p>22.01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55328" calcext:value-type="float">
            <text:p>22.05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5228" calcext:value-type="float">
            <text:p>22.05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4472" calcext:value-type="float">
            <text:p>22.06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8" calcext:value-type="float">
            <text:p>22.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6288" calcext:value-type="float">
            <text:p>22.11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5432" calcext:value-type="float">
            <text:p>22.12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4952" calcext:value-type="float">
            <text:p>22.09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9608" calcext:value-type="float">
            <text:p>22.00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4368" calcext:value-type="float">
            <text:p>21.99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6184" calcext:value-type="float">
            <text:p>22.04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9712" calcext:value-type="float">
            <text:p>22.07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3616" calcext:value-type="float">
            <text:p>22.07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0568" calcext:value-type="float">
            <text:p>22.07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752" calcext:value-type="float">
            <text:p>22.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58376" calcext:value-type="float">
            <text:p>22.05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9232" calcext:value-type="float">
            <text:p>22.04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324" calcext:value-type="float">
            <text:p>22.11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5432" calcext:value-type="float">
            <text:p>22.12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5228" calcext:value-type="float">
            <text:p>22.05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85808" calcext:value-type="float">
            <text:p>22.08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4096" calcext:value-type="float">
            <text:p>22.10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324" calcext:value-type="float">
            <text:p>22.11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34576" calcext:value-type="float">
            <text:p>22.13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5912" calcext:value-type="float">
            <text:p>22.15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6768" calcext:value-type="float">
            <text:p>22.14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372" calcext:value-type="float">
            <text:p>22.14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4952" calcext:value-type="float">
            <text:p>22.09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0568" calcext:value-type="float">
            <text:p>22.07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5432" calcext:value-type="float">
            <text:p>22.12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896" calcext:value-type="float">
            <text:p>22.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6392" calcext:value-type="float">
            <text:p>22.18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468" calcext:value-type="float">
            <text:p>22.20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7248" calcext:value-type="float">
            <text:p>22.17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8" calcext:value-type="float">
            <text:p>22.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3616" calcext:value-type="float">
            <text:p>22.07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5912" calcext:value-type="float">
            <text:p>22.15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6392" calcext:value-type="float">
            <text:p>22.18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34576" calcext:value-type="float">
            <text:p>22.13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2488" calcext:value-type="float">
            <text:p>22.19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5536" calcext:value-type="float">
            <text:p>22.19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468" calcext:value-type="float">
            <text:p>22.20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0776" calcext:value-type="float">
            <text:p>22.21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1152" calcext:value-type="float">
            <text:p>22.17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324" calcext:value-type="float">
            <text:p>22.11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324" calcext:value-type="float">
            <text:p>22.11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34576" calcext:value-type="float">
            <text:p>22.13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2864" calcext:value-type="float">
            <text:p>22.15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9336" calcext:value-type="float">
            <text:p>22.11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68104" calcext:value-type="float">
            <text:p>22.16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7248" calcext:value-type="float">
            <text:p>22.17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372" calcext:value-type="float">
            <text:p>22.14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88856" calcext:value-type="float">
            <text:p>22.08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324" calcext:value-type="float">
            <text:p>22.11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3344" calcext:value-type="float">
            <text:p>22.18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1632" calcext:value-type="float">
            <text:p>22.20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7728" calcext:value-type="float">
            <text:p>22.20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3824" calcext:value-type="float">
            <text:p>22.21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68104" calcext:value-type="float">
            <text:p>22.16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34576" calcext:value-type="float">
            <text:p>22.13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03-29 18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2488" calcext:value-type="float">
            <text:p>22.19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3344" calcext:value-type="float">
            <text:p>22.18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47352" calcext:value-type="float">
            <text:p>22.24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564" calcext:value-type="float">
            <text:p>22.26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41256" calcext:value-type="float">
            <text:p>22.24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2488" calcext:value-type="float">
            <text:p>22.19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944" calcext:value-type="float">
            <text:p>22.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3344" calcext:value-type="float">
            <text:p>22.18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468" calcext:value-type="float">
            <text:p>22.20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7728" calcext:value-type="float">
            <text:p>22.20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32112" calcext:value-type="float">
            <text:p>22.23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992" calcext:value-type="float">
            <text:p>22.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32112" calcext:value-type="float">
            <text:p>22.23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29064" calcext:value-type="float">
            <text:p>22.22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944" calcext:value-type="float">
            <text:p>22.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38208" calcext:value-type="float">
            <text:p>22.23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44304" calcext:value-type="float">
            <text:p>22.24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1632" calcext:value-type="float">
            <text:p>22.20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29064" calcext:value-type="float">
            <text:p>22.22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38208" calcext:value-type="float">
            <text:p>22.23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44304" calcext:value-type="float">
            <text:p>22.24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41256" calcext:value-type="float">
            <text:p>22.24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3824" calcext:value-type="float">
            <text:p>22.21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41256" calcext:value-type="float">
            <text:p>22.24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6872" calcext:value-type="float">
            <text:p>22.21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0296" calcext:value-type="float">
            <text:p>22.18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47352" calcext:value-type="float">
            <text:p>22.24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612" calcext:value-type="float">
            <text:p>22.29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04" calcext:value-type="float">
            <text:p>22.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29064" calcext:value-type="float">
            <text:p>22.22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3824" calcext:value-type="float">
            <text:p>22.21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47352" calcext:value-type="float">
            <text:p>22.24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3448" calcext:value-type="float">
            <text:p>22.25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3072" calcext:value-type="float">
            <text:p>22.29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3072" calcext:value-type="float">
            <text:p>22.29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0504" calcext:value-type="float">
            <text:p>22.32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9544" calcext:value-type="float">
            <text:p>22.25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38208" calcext:value-type="float">
            <text:p>22.23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944" calcext:value-type="float">
            <text:p>22.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6496" calcext:value-type="float">
            <text:p>22.25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6872" calcext:value-type="float">
            <text:p>22.21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74784" calcext:value-type="float">
            <text:p>22.27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0776" calcext:value-type="float">
            <text:p>22.21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29064" calcext:value-type="float">
            <text:p>22.22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8688" calcext:value-type="float">
            <text:p>22.26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77832" calcext:value-type="float">
            <text:p>22.27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9168" calcext:value-type="float">
            <text:p>22.29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7728" calcext:value-type="float">
            <text:p>22.20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6392" calcext:value-type="float">
            <text:p>22.18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1632" calcext:value-type="float">
            <text:p>22.20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944" calcext:value-type="float">
            <text:p>22.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3448" calcext:value-type="float">
            <text:p>22.25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04" calcext:value-type="float">
            <text:p>22.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38208" calcext:value-type="float">
            <text:p>22.23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6976" calcext:value-type="float">
            <text:p>22.28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66" calcext:value-type="float">
            <text:p>22.32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7456" calcext:value-type="float">
            <text:p>22.31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26016" calcext:value-type="float">
            <text:p>22.22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8584" calcext:value-type="float">
            <text:p>22.19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44304" calcext:value-type="float">
            <text:p>22.24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22968" calcext:value-type="float">
            <text:p>22.22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6976" calcext:value-type="float">
            <text:p>22.28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9544" calcext:value-type="float">
            <text:p>22.25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41256" calcext:value-type="float">
            <text:p>22.24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3072" calcext:value-type="float">
            <text:p>22.29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992" calcext:value-type="float">
            <text:p>22.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32112" calcext:value-type="float">
            <text:p>22.23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04" calcext:value-type="float">
            <text:p>22.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8688" calcext:value-type="float">
            <text:p>22.26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35744" calcext:value-type="float">
            <text:p>22.33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9168" calcext:value-type="float">
            <text:p>22.29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3344" calcext:value-type="float">
            <text:p>22.18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6872" calcext:value-type="float">
            <text:p>22.21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0776" calcext:value-type="float">
            <text:p>22.21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02216" calcext:value-type="float">
            <text:p>22.30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3928" calcext:value-type="float">
            <text:p>22.28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47352" calcext:value-type="float">
            <text:p>22.24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32112" calcext:value-type="float">
            <text:p>22.23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32112" calcext:value-type="float">
            <text:p>22.23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66" calcext:value-type="float">
            <text:p>22.32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7456" calcext:value-type="float">
            <text:p>22.31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6872" calcext:value-type="float">
            <text:p>22.21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564" calcext:value-type="float">
            <text:p>22.26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0024" calcext:value-type="float">
            <text:p>22.29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29064" calcext:value-type="float">
            <text:p>22.22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6392" calcext:value-type="float">
            <text:p>22.18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9544" calcext:value-type="float">
            <text:p>22.25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0024" calcext:value-type="float">
            <text:p>22.29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2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0024" calcext:value-type="float">
            <text:p>22.29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41256" calcext:value-type="float">
            <text:p>22.24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26016" calcext:value-type="float">
            <text:p>22.22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564" calcext:value-type="float">
            <text:p>22.26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22968" calcext:value-type="float">
            <text:p>22.22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22968" calcext:value-type="float">
            <text:p>22.22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8688" calcext:value-type="float">
            <text:p>22.26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2592" calcext:value-type="float">
            <text:p>22.26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944" calcext:value-type="float">
            <text:p>22.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22968" calcext:value-type="float">
            <text:p>22.22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564" calcext:value-type="float">
            <text:p>22.26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9544" calcext:value-type="float">
            <text:p>22.25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02216" calcext:value-type="float">
            <text:p>22.30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3072" calcext:value-type="float">
            <text:p>22.29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32696" calcext:value-type="float">
            <text:p>22.33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9648" calcext:value-type="float">
            <text:p>22.32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6496" calcext:value-type="float">
            <text:p>22.25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1632" calcext:value-type="float">
            <text:p>22.20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05264" calcext:value-type="float">
            <text:p>22.30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0504" calcext:value-type="float">
            <text:p>22.32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74784" calcext:value-type="float">
            <text:p>22.27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564" calcext:value-type="float">
            <text:p>22.26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6976" calcext:value-type="float">
            <text:p>22.28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9544" calcext:value-type="float">
            <text:p>22.25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05264" calcext:value-type="float">
            <text:p>22.30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66" calcext:value-type="float">
            <text:p>22.32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7936" calcext:value-type="float">
            <text:p>22.34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77832" calcext:value-type="float">
            <text:p>22.27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232" calcext:value-type="float">
            <text:p>22.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0984" calcext:value-type="float">
            <text:p>22.35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0504" calcext:value-type="float">
            <text:p>22.32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6976" calcext:value-type="float">
            <text:p>22.28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0984" calcext:value-type="float">
            <text:p>22.35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4408" calcext:value-type="float">
            <text:p>22.31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6224" calcext:value-type="float">
            <text:p>22.36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32696" calcext:value-type="float">
            <text:p>22.33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7936" calcext:value-type="float">
            <text:p>22.34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4992" calcext:value-type="float">
            <text:p>22.41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11-24 20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4512" calcext:value-type="float">
            <text:p>22.38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32696" calcext:value-type="float">
            <text:p>22.33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3552" calcext:value-type="float">
            <text:p>22.32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0608" calcext:value-type="float">
            <text:p>22.39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0608" calcext:value-type="float">
            <text:p>22.39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1464" calcext:value-type="float">
            <text:p>22.38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6704" calcext:value-type="float">
            <text:p>22.39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1944" calcext:value-type="float">
            <text:p>22.41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6224" calcext:value-type="float">
            <text:p>22.36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35744" calcext:value-type="float">
            <text:p>22.33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0608" calcext:value-type="float">
            <text:p>22.39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756" calcext:value-type="float">
            <text:p>22.38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1464" calcext:value-type="float">
            <text:p>22.38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708" calcext:value-type="float">
            <text:p>22.35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3552" calcext:value-type="float">
            <text:p>22.32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9752" calcext:value-type="float">
            <text:p>22.39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0712" calcext:value-type="float">
            <text:p>22.46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1568" calcext:value-type="float">
            <text:p>22.45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4136" calcext:value-type="float">
            <text:p>22.42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1088" calcext:value-type="float">
            <text:p>22.42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0712" calcext:value-type="float">
            <text:p>22.46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8144" calcext:value-type="float">
            <text:p>22.48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6432" calcext:value-type="float">
            <text:p>22.50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7288" calcext:value-type="float">
            <text:p>22.49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9" calcext:value-type="float">
            <text:p>22.4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9376" calcext:value-type="float">
            <text:p>22.43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0712" calcext:value-type="float">
            <text:p>22.46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5472" calcext:value-type="float">
            <text:p>22.44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1568" calcext:value-type="float">
            <text:p>22.45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5096" calcext:value-type="float">
            <text:p>22.48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2528" calcext:value-type="float">
            <text:p>22.51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1192" calcext:value-type="float">
            <text:p>22.49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6432" calcext:value-type="float">
            <text:p>22.50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5576" calcext:value-type="float">
            <text:p>22.51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5576" calcext:value-type="float">
            <text:p>22.51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0336" calcext:value-type="float">
            <text:p>22.50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948" calcext:value-type="float">
            <text:p>22.50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5576" calcext:value-type="float">
            <text:p>22.51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996" calcext:value-type="float">
            <text:p>22.53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6912" calcext:value-type="float">
            <text:p>22.53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472" calcext:value-type="float">
            <text:p>22.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948" calcext:value-type="float">
            <text:p>22.50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5096" calcext:value-type="float">
            <text:p>22.48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3864" calcext:value-type="float">
            <text:p>22.53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0336" calcext:value-type="float">
            <text:p>22.50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9856" calcext:value-type="float">
            <text:p>22.46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7288" calcext:value-type="float">
            <text:p>22.49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3864" calcext:value-type="float">
            <text:p>22.53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2152" calcext:value-type="float">
            <text:p>22.55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6536" calcext:value-type="float">
            <text:p>22.57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568" calcext:value-type="float">
            <text:p>22.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7392" calcext:value-type="float">
            <text:p>22.56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6056" calcext:value-type="float">
            <text:p>22.54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3008" calcext:value-type="float">
            <text:p>22.54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7392" calcext:value-type="float">
            <text:p>22.56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6536" calcext:value-type="float">
            <text:p>22.57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1296" calcext:value-type="float">
            <text:p>22.56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2152" calcext:value-type="float">
            <text:p>22.55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3008" calcext:value-type="float">
            <text:p>22.54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8624" calcext:value-type="float">
            <text:p>22.51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9104" calcext:value-type="float">
            <text:p>22.54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3008" calcext:value-type="float">
            <text:p>22.54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4344" calcext:value-type="float">
            <text:p>22.56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09-22 1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7496" calcext:value-type="float">
            <text:p>22.63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3968" calcext:value-type="float">
            <text:p>22.60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092" calcext:value-type="float">
            <text:p>22.60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9104" calcext:value-type="float">
            <text:p>22.54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9584" calcext:value-type="float">
            <text:p>22.57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2256" calcext:value-type="float">
            <text:p>22.62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8352" calcext:value-type="float">
            <text:p>22.62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9584" calcext:value-type="float">
            <text:p>22.57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3968" calcext:value-type="float">
            <text:p>22.60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1776" calcext:value-type="float">
            <text:p>22.59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092" calcext:value-type="float">
            <text:p>22.60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2256" calcext:value-type="float">
            <text:p>22.62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4824" calcext:value-type="float">
            <text:p>22.59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092" calcext:value-type="float">
            <text:p>22.60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616" calcext:value-type="float">
            <text:p>22.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092" calcext:value-type="float">
            <text:p>22.60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3488" calcext:value-type="float">
            <text:p>22.57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2632" calcext:value-type="float">
            <text:p>22.58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1776" calcext:value-type="float">
            <text:p>22.59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1776" calcext:value-type="float">
            <text:p>22.59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7872" calcext:value-type="float">
            <text:p>22.59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9208" calcext:value-type="float">
            <text:p>22.61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3112" calcext:value-type="float">
            <text:p>22.61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1776" calcext:value-type="float">
            <text:p>22.59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092" calcext:value-type="float">
            <text:p>22.60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4824" calcext:value-type="float">
            <text:p>22.59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1776" calcext:value-type="float">
            <text:p>22.59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1776" calcext:value-type="float">
            <text:p>22.59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14" calcext:value-type="float">
            <text:p>22.63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8352" calcext:value-type="float">
            <text:p>22.62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8728" calcext:value-type="float">
            <text:p>22.58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4824" calcext:value-type="float">
            <text:p>22.59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0064" calcext:value-type="float">
            <text:p>22.61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568" calcext:value-type="float">
            <text:p>22.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4344" calcext:value-type="float">
            <text:p>22.56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1776" calcext:value-type="float">
            <text:p>22.59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568" calcext:value-type="float">
            <text:p>22.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4344" calcext:value-type="float">
            <text:p>22.56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7392" calcext:value-type="float">
            <text:p>22.56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2632" calcext:value-type="float">
            <text:p>22.58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1776" calcext:value-type="float">
            <text:p>22.59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6536" calcext:value-type="float">
            <text:p>22.57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6912" calcext:value-type="float">
            <text:p>22.53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0336" calcext:value-type="float">
            <text:p>22.50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6432" calcext:value-type="float">
            <text:p>22.50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3384" calcext:value-type="float">
            <text:p>22.50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5096" calcext:value-type="float">
            <text:p>22.48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424" calcext:value-type="float">
            <text:p>22.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08-06 18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1672" calcext:value-type="float">
            <text:p>22.52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7288" calcext:value-type="float">
            <text:p>22.49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2528" calcext:value-type="float">
            <text:p>22.51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948" calcext:value-type="float">
            <text:p>22.50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2528" calcext:value-type="float">
            <text:p>22.51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948" calcext:value-type="float">
            <text:p>22.50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5096" calcext:value-type="float">
            <text:p>22.48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424" calcext:value-type="float">
            <text:p>22.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5952" calcext:value-type="float">
            <text:p>22.47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2424" calcext:value-type="float">
            <text:p>22.44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2424" calcext:value-type="float">
            <text:p>22.44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328" calcext:value-type="float">
            <text:p>22.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6328" calcext:value-type="float">
            <text:p>22.43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1944" calcext:value-type="float">
            <text:p>22.41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5848" calcext:value-type="float">
            <text:p>22.40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1944" calcext:value-type="float">
            <text:p>22.41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4992" calcext:value-type="float">
            <text:p>22.41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5848" calcext:value-type="float">
            <text:p>22.40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5848" calcext:value-type="float">
            <text:p>22.40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28" calcext:value-type="float">
            <text:p>22.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1464" calcext:value-type="float">
            <text:p>22.38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4032" calcext:value-type="float">
            <text:p>22.35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184" calcext:value-type="float">
            <text:p>22.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4888" calcext:value-type="float">
            <text:p>22.34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0984" calcext:value-type="float">
            <text:p>22.35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0984" calcext:value-type="float">
            <text:p>22.35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184" calcext:value-type="float">
            <text:p>22.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66" calcext:value-type="float">
            <text:p>22.32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7456" calcext:value-type="float">
            <text:p>22.31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08312" calcext:value-type="float">
            <text:p>22.30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05264" calcext:value-type="float">
            <text:p>22.30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0024" calcext:value-type="float">
            <text:p>22.29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8688" calcext:value-type="float">
            <text:p>22.26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38208" calcext:value-type="float">
            <text:p>22.23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6496" calcext:value-type="float">
            <text:p>22.25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2592" calcext:value-type="float">
            <text:p>22.26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47352" calcext:value-type="float">
            <text:p>22.24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3516" calcext:value-type="float">
            <text:p>22.23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26016" calcext:value-type="float">
            <text:p>22.22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06-28 14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32112" calcext:value-type="float">
            <text:p>22.23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6872" calcext:value-type="float">
            <text:p>22.21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5536" calcext:value-type="float">
            <text:p>22.19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896" calcext:value-type="float">
            <text:p>22.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896" calcext:value-type="float">
            <text:p>22.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848" calcext:value-type="float">
            <text:p>22.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0192" calcext:value-type="float">
            <text:p>22.11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0192" calcext:value-type="float">
            <text:p>22.11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1048" calcext:value-type="float">
            <text:p>22.10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6184" calcext:value-type="float">
            <text:p>22.04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58376" calcext:value-type="float">
            <text:p>22.05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0088" calcext:value-type="float">
            <text:p>22.04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218" calcext:value-type="float">
            <text:p>22.02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704" calcext:value-type="float">
            <text:p>22.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6184" calcext:value-type="float">
            <text:p>22.04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218" calcext:value-type="float">
            <text:p>22.02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4368" calcext:value-type="float">
            <text:p>21.99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82176" calcext:value-type="float">
            <text:p>21.98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9504" calcext:value-type="float">
            <text:p>21.93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036" calcext:value-type="float">
            <text:p>21.93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2552" calcext:value-type="float">
            <text:p>21.94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7312" calcext:value-type="float">
            <text:p>21.92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3784" calcext:value-type="float">
            <text:p>21.89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6352" calcext:value-type="float">
            <text:p>21.86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416" calcext:value-type="float">
            <text:p>21.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7208" calcext:value-type="float">
            <text:p>21.85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416" calcext:value-type="float">
            <text:p>21.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3304" calcext:value-type="float">
            <text:p>21.86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7688" calcext:value-type="float">
            <text:p>21.88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464" calcext:value-type="float">
            <text:p>21.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464" calcext:value-type="float">
            <text:p>21.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0736" calcext:value-type="float">
            <text:p>21.89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464" calcext:value-type="float">
            <text:p>21.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5496" calcext:value-type="float">
            <text:p>21.87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2448" calcext:value-type="float">
            <text:p>21.87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844" calcext:value-type="float">
            <text:p>21.80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0632" calcext:value-type="float">
            <text:p>21.82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5016" calcext:value-type="float">
            <text:p>21.84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1112" calcext:value-type="float">
            <text:p>21.85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5872" calcext:value-type="float">
            <text:p>21.83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7584" calcext:value-type="float">
            <text:p>21.81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4536" calcext:value-type="float">
            <text:p>21.81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368" calcext:value-type="float">
            <text:p>21.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6728" calcext:value-type="float">
            <text:p>21.82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4536" calcext:value-type="float">
            <text:p>21.81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5392" calcext:value-type="float">
            <text:p>21.80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7584" calcext:value-type="float">
            <text:p>21.81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9776" calcext:value-type="float">
            <text:p>21.82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1968" calcext:value-type="float">
            <text:p>21.84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892" calcext:value-type="float">
            <text:p>21.83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4536" calcext:value-type="float">
            <text:p>21.81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4056" calcext:value-type="float">
            <text:p>21.78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7104" calcext:value-type="float">
            <text:p>21.78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0152" calcext:value-type="float">
            <text:p>21.79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0152" calcext:value-type="float">
            <text:p>21.79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6248" calcext:value-type="float">
            <text:p>21.79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1864" calcext:value-type="float">
            <text:p>21.77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9192" calcext:value-type="float">
            <text:p>21.72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2616" calcext:value-type="float">
            <text:p>21.69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5664" calcext:value-type="float">
            <text:p>21.69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4056" calcext:value-type="float">
            <text:p>21.78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6624" calcext:value-type="float">
            <text:p>21.75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6624" calcext:value-type="float">
            <text:p>21.75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224" calcext:value-type="float">
            <text:p>21.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7" calcext:value-type="float">
            <text:p>21.7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8816" calcext:value-type="float">
            <text:p>21.76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5768" calcext:value-type="float">
            <text:p>21.76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0528" calcext:value-type="float">
            <text:p>21.75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6624" calcext:value-type="float">
            <text:p>21.75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7104" calcext:value-type="float">
            <text:p>21.78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7104" calcext:value-type="float">
            <text:p>21.78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4912" calcext:value-type="float">
            <text:p>21.77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0528" calcext:value-type="float">
            <text:p>21.75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1864" calcext:value-type="float">
            <text:p>21.77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4912" calcext:value-type="float">
            <text:p>21.77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32" calcext:value-type="float">
            <text:p>21.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6248" calcext:value-type="float">
            <text:p>21.79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1008" calcext:value-type="float">
            <text:p>21.78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1384" calcext:value-type="float">
            <text:p>21.74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0048" calcext:value-type="float">
            <text:p>21.72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5288" calcext:value-type="float">
            <text:p>21.73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7" calcext:value-type="float">
            <text:p>21.7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176" calcext:value-type="float">
            <text:p>21.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9192" calcext:value-type="float">
            <text:p>21.72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748" calcext:value-type="float">
            <text:p>21.74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1384" calcext:value-type="float">
            <text:p>21.74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4056" calcext:value-type="float">
            <text:p>21.78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5392" calcext:value-type="float">
            <text:p>21.80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5392" calcext:value-type="float">
            <text:p>21.80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94" calcext:value-type="float">
            <text:p>21.86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1112" calcext:value-type="float">
            <text:p>21.85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796" calcext:value-type="float">
            <text:p>21.77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3096" calcext:value-type="float">
            <text:p>21.72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844" calcext:value-type="float">
            <text:p>21.80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0152" calcext:value-type="float">
            <text:p>21.79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03-26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892" calcext:value-type="float">
            <text:p>21.83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844" calcext:value-type="float">
            <text:p>21.80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32" calcext:value-type="float">
            <text:p>21.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6624" calcext:value-type="float">
            <text:p>21.75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4056" calcext:value-type="float">
            <text:p>21.78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4536" calcext:value-type="float">
            <text:p>21.81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9296" calcext:value-type="float">
            <text:p>21.79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1968" calcext:value-type="float">
            <text:p>21.84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1592" calcext:value-type="float">
            <text:p>21.88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6352" calcext:value-type="float">
            <text:p>21.86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6728" calcext:value-type="float">
            <text:p>21.82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7584" calcext:value-type="float">
            <text:p>21.81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2824" calcext:value-type="float">
            <text:p>21.83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5496" calcext:value-type="float">
            <text:p>21.87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5496" calcext:value-type="float">
            <text:p>21.87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3784" calcext:value-type="float">
            <text:p>21.89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6728" calcext:value-type="float">
            <text:p>21.82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272" calcext:value-type="float">
            <text:p>21.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5392" calcext:value-type="float">
            <text:p>21.80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416" calcext:value-type="float">
            <text:p>21.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9776" calcext:value-type="float">
            <text:p>21.82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6352" calcext:value-type="float">
            <text:p>21.86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5496" calcext:value-type="float">
            <text:p>21.87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94" calcext:value-type="float">
            <text:p>21.86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9776" calcext:value-type="float">
            <text:p>21.82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2344" calcext:value-type="float">
            <text:p>21.80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94" calcext:value-type="float">
            <text:p>21.86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844" calcext:value-type="float">
            <text:p>21.80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2344" calcext:value-type="float">
            <text:p>21.80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0152" calcext:value-type="float">
            <text:p>21.79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7208" calcext:value-type="float">
            <text:p>21.85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9776" calcext:value-type="float">
            <text:p>21.82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1864" calcext:value-type="float">
            <text:p>21.77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0528" calcext:value-type="float">
            <text:p>21.75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2344" calcext:value-type="float">
            <text:p>21.80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892" calcext:value-type="float">
            <text:p>21.83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8064" calcext:value-type="float">
            <text:p>21.84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0256" calcext:value-type="float">
            <text:p>21.86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1112" calcext:value-type="float">
            <text:p>21.85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2824" calcext:value-type="float">
            <text:p>21.83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5496" calcext:value-type="float">
            <text:p>21.87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2928" calcext:value-type="float">
            <text:p>21.90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1592" calcext:value-type="float">
            <text:p>21.88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0736" calcext:value-type="float">
            <text:p>21.89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3784" calcext:value-type="float">
            <text:p>21.89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5496" calcext:value-type="float">
            <text:p>21.87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7208" calcext:value-type="float">
            <text:p>21.85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0256" calcext:value-type="float">
            <text:p>21.86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416" calcext:value-type="float">
            <text:p>21.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9776" calcext:value-type="float">
            <text:p>21.82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5768" calcext:value-type="float">
            <text:p>21.76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748" calcext:value-type="float">
            <text:p>21.74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1008" calcext:value-type="float">
            <text:p>21.78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8064" calcext:value-type="float">
            <text:p>21.84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3304" calcext:value-type="float">
            <text:p>21.86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892" calcext:value-type="float">
            <text:p>21.83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6248" calcext:value-type="float">
            <text:p>21.79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9776" calcext:value-type="float">
            <text:p>21.82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8544" calcext:value-type="float">
            <text:p>21.87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1592" calcext:value-type="float">
            <text:p>21.88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892" calcext:value-type="float">
            <text:p>21.83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6728" calcext:value-type="float">
            <text:p>21.82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368" calcext:value-type="float">
            <text:p>21.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5872" calcext:value-type="float">
            <text:p>21.83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8064" calcext:value-type="float">
            <text:p>21.84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7104" calcext:value-type="float">
            <text:p>21.78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1864" calcext:value-type="float">
            <text:p>21.77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1968" calcext:value-type="float">
            <text:p>21.84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844" calcext:value-type="float">
            <text:p>21.80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7104" calcext:value-type="float">
            <text:p>21.78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7104" calcext:value-type="float">
            <text:p>21.78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272" calcext:value-type="float">
            <text:p>21.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224" calcext:value-type="float">
            <text:p>21.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5768" calcext:value-type="float">
            <text:p>21.76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5392" calcext:value-type="float">
            <text:p>21.80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4536" calcext:value-type="float">
            <text:p>21.81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0256" calcext:value-type="float">
            <text:p>21.86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5496" calcext:value-type="float">
            <text:p>21.87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8544" calcext:value-type="float">
            <text:p>21.87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1592" calcext:value-type="float">
            <text:p>21.88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0256" calcext:value-type="float">
            <text:p>21.86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2824" calcext:value-type="float">
            <text:p>21.83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6248" calcext:value-type="float">
            <text:p>21.79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32" calcext:value-type="float">
            <text:p>21.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7584" calcext:value-type="float">
            <text:p>21.81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1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2824" calcext:value-type="float">
            <text:p>21.83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0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5016" calcext:value-type="float">
            <text:p>21.84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6807" calcext:value-type="float">
            <text:p>21.696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60448" calcext:value-type="float">
            <text:p>21.79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88505806452" calcext:value-type="float">
            <text:p>21.848850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00224" calcext:value-type="float">
            <text:p>21.820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98904" calcext:value-type="float">
            <text:p>21.77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08172903226" calcext:value-type="float">
            <text:p>21.680817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80392" calcext:value-type="float">
            <text:p>21.548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50686451613" calcext:value-type="float">
            <text:p>21.455068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75568" calcext:value-type="float">
            <text:p>21.447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68065806452" calcext:value-type="float">
            <text:p>21.496806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8700137931" calcext:value-type="float">
            <text:p>21.498700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3119483871" calcext:value-type="float">
            <text:p>21.493119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97938064516" calcext:value-type="float">
            <text:p>21.529793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23292" calcext:value-type="float">
            <text:p>21.582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18592" calcext:value-type="float">
            <text:p>21.631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13256" calcext:value-type="float">
            <text:p>21.731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89548387097" calcext:value-type="float">
            <text:p>21.74895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23904516129" calcext:value-type="float">
            <text:p>21.68239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69544" calcext:value-type="float">
            <text:p>21.656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38769032258" calcext:value-type="float">
            <text:p>21.653876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96416" calcext:value-type="float">
            <text:p>21.719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8775483871" calcext:value-type="float">
            <text:p>21.7887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64657142857" calcext:value-type="float">
            <text:p>21.79646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94232258065" calcext:value-type="float">
            <text:p>21.80942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03138064516" calcext:value-type="float">
            <text:p>21.880313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13888275862" calcext:value-type="float">
            <text:p>21.9113888275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31303225806" calcext:value-type="float">
            <text:p>21.97313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85132" calcext:value-type="float">
            <text:p>22.038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887636129032" calcext:value-type="float">
            <text:p>21.988763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79424516129" calcext:value-type="float">
            <text:p>21.90794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48204" calcext:value-type="float">
            <text:p>21.854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64041290323" calcext:value-type="float">
            <text:p>21.816404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9804" calcext:value-type="float">
            <text:p>21.799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35816774194" calcext:value-type="float">
            <text:p>21.823581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2918" calcext:value-type="float">
            <text:p>21.822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05625806452" calcext:value-type="float">
            <text:p>21.83056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10104" calcext:value-type="float">
            <text:p>21.851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35504" calcext:value-type="float">
            <text:p>21.853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68609032258" calcext:value-type="float">
            <text:p>21.906860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64" calcext:value-type="float">
            <text:p>21.9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865021935484" calcext:value-type="float">
            <text:p>21.986502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45589677419" calcext:value-type="float">
            <text:p>21.924558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082" calcext:value-type="float">
            <text:p>21.800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14129032258" calcext:value-type="float">
            <text:p>21.75141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1328" calcext:value-type="float">
            <text:p>21.8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10252903226" calcext:value-type="float">
            <text:p>21.821025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78957142857" calcext:value-type="float">
            <text:p>21.80789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21762580645" calcext:value-type="float">
            <text:p>21.812176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12738064516" calcext:value-type="float">
            <text:p>21.941273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06088" calcext:value-type="float">
            <text:p>21.990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10798709677" calcext:value-type="float">
            <text:p>22.061079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53024" calcext:value-type="float">
            <text:p>22.155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213948387097" calcext:value-type="float">
            <text:p>22.22139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57615483871" calcext:value-type="float">
            <text:p>22.20576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347792" calcext:value-type="float">
            <text:p>22.134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75661935484" calcext:value-type="float">
            <text:p>22.117566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81752" calcext:value-type="float">
            <text:p>22.128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331536" calcext:value-type="float">
            <text:p>22.13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54915862069" calcext:value-type="float">
            <text:p>22.155491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40033548387" calcext:value-type="float">
            <text:p>22.174003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752412" calcext:value-type="float">
            <text:p>22.2752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4888" calcext:value-type="float">
            <text:p>22.34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65940645161" calcext:value-type="float">
            <text:p>22.426594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6168" calcext:value-type="float">
            <text:p>22.4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7372" calcext:value-type="float">
            <text:p>22.407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373171612903" calcext:value-type="float">
            <text:p>22.337317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69328" calcext:value-type="float">
            <text:p>22.296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08105806452" calcext:value-type="float">
            <text:p>22.290810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47352" calcext:value-type="float">
            <text:p>22.24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43329032258" calcext:value-type="float">
            <text:p>22.25433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35568571429" calcext:value-type="float">
            <text:p>22.253556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310304516129" calcext:value-type="float">
            <text:p>22.23103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263109677419" calcext:value-type="float">
            <text:p>22.22631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484696" calcext:value-type="float">
            <text:p>22.248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772912258065" calcext:value-type="float">
            <text:p>22.277291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63453793104" calcext:value-type="float">
            <text:p>22.286345379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269009032258" calcext:value-type="float">
            <text:p>22.226900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7144" calcext:value-type="float">
            <text:p>22.10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90744" calcext:value-type="float">
            <text:p>22.10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5119483871" calcext:value-type="float">
            <text:p>22.255119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09256" calcext:value-type="float">
            <text:p>22.340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29388387097" calcext:value-type="float">
            <text:p>22.382938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9178" calcext:value-type="float">
            <text:p>22.3791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26033548387" calcext:value-type="float">
            <text:p>22.402603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88900645161" calcext:value-type="float">
            <text:p>22.508890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56064" calcext:value-type="float">
            <text:p>22.55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84028" calcext:value-type="float">
            <text:p>22.628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94416" calcext:value-type="float">
            <text:p>22.659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59287741936" calcext:value-type="float">
            <text:p>22.535928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19150967742" calcext:value-type="float">
            <text:p>22.401915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32192" calcext:value-type="float">
            <text:p>22.35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69903225806" calcext:value-type="float">
            <text:p>22.37699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34096" calcext:value-type="float">
            <text:p>22.403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58450322581" calcext:value-type="float">
            <text:p>22.455845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99648571429" calcext:value-type="float">
            <text:p>22.469964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16547096774" calcext:value-type="float">
            <text:p>22.481654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58450322581" calcext:value-type="float">
            <text:p>22.455845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10262068965" calcext:value-type="float">
            <text:p>22.53102620689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91907096774" calcext:value-type="float">
            <text:p>22.579190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18904" calcext:value-type="float">
            <text:p>22.54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30428387097" calcext:value-type="float">
            <text:p>22.453042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08162580645" calcext:value-type="float">
            <text:p>22.360816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89344" calcext:value-type="float">
            <text:p>22.258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4824516129" calcext:value-type="float">
            <text:p>22.2548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19824" calcext:value-type="float">
            <text:p>22.261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448939354839" calcext:value-type="float">
            <text:p>22.244893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1162" calcext:value-type="float">
            <text:p>22.2511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346192258065" calcext:value-type="float">
            <text:p>22.234619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85742222222" calcext:value-type="float">
            <text:p>22.1485742222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45163076923" calcext:value-type="float">
            <text:p>22.18451630769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216784615385" calcext:value-type="float">
            <text:p>22.2216784615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76704615385" calcext:value-type="float">
            <text:p>22.1576704615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38511111111" calcext:value-type="float">
            <text:p>22.06385111111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43586666667" calcext:value-type="float">
            <text:p>22.004358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29501538461" calcext:value-type="float">
            <text:p>21.96295015384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4048" calcext:value-type="float">
            <text:p>21.97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0916" calcext:value-type="float">
            <text:p>22.06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0032" calcext:value-type="float">
            <text:p>22.1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89999" calcext:value-type="float">
            <text:p>22.0899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82678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83141" calcext:value-type="float">
            <text:p>22.0831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71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178" meta:object-count="0"/>
    <meta:user-defined meta:name="AppVersion">3.0</meta:user-defined>
  </office:meta>
</office:document-meta>
</file>